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83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7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37.49pt" style:use-optimal-column-width="fals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>
      <style:table-column-properties style:column-width="85.5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 table:number-columns-repeated="2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12" table:number-columns-repeated="2"/>
        <table:table-column table:default-cell-style-name="ACE-0" table:style-name="ACOL-13" table:number-columns-repeated="2"/>
        <table:table-column table:default-cell-style-name="ACE-0" table:style-name="ACOL-14" table:number-columns-repeated="2"/>
        <table:table-column table:default-cell-style-name="ACE-0" table:style-name="ACOL-10"/>
        <table:table-column table:default-cell-style-name="ACE-0" table:style-name="ACOL-0" table:number-columns-repeated="223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30.7000000000007">
            <text:p>9330.7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R2];[.S2])" office:value-type="float" office:value="-12.979563652260129">
            <text:p>−12.9795636522601</text:p>
          </table:table-cell>
          <table:table-cell table:style-name="ACE-0" table:formula="of:=AVERAGE([.R2];[.S2])" office:value-type="float" office:value="19.321218287739871">
            <text:p>19.3212182877399</text:p>
          </table:table-cell>
          <table:table-cell table:style-name="ACE-0" table:formula="of:=AVERAGE([.R2];[.S2])" office:value-type="float" office:value="19.321218287739871">
            <text:p>19.3212182877399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30078194">
            <text:p>−32.30078194</text:p>
          </table:table-cell>
          <table:table-cell table:style-name="ACE-4" office:value-type="float" office:value="29.246974401546101">
            <text:p>29.2469744015461</text:p>
          </table:table-cell>
          <table:table-cell table:style-name="ACE-4" office:value-type="float" office:value="9.3954621739336392">
            <text:p>9.3954621739336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67.1000000000004">
            <text:p>9367.1</text:p>
          </table:table-cell>
          <table:table-cell table:style-name="ACE-3" office:value-type="float" office:value="34">
            <text:p>34.0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R3];[.S3])" office:value-type="float" office:value="-12.968355396415522">
            <text:p>−12.96835539641552</text:p>
          </table:table-cell>
          <table:table-cell table:style-name="ACE-0" table:formula="of:=AVERAGE([.R3];[.S3])" office:value-type="float" office:value="19.321520733584482">
            <text:p>19.3215207335845</text:p>
          </table:table-cell>
          <table:table-cell table:style-name="ACE-0" table:formula="of:=AVERAGE([.R3];[.S3])" office:value-type="float" office:value="19.321520733584482">
            <text:p>19.3215207335845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289876130000003">
            <text:p>−32.28987613</text:p>
          </table:table-cell>
          <table:table-cell table:style-name="ACE-4" office:value-type="float" office:value="29.247272424663802">
            <text:p>29.2472724246638</text:p>
          </table:table-cell>
          <table:table-cell table:style-name="ACE-4" office:value-type="float" office:value="9.3957690425051599">
            <text:p>9.3957690425051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29.7999999999993">
            <text:p>9629.8</text:p>
          </table:table-cell>
          <table:table-cell table:style-name="ACE-3" office:value-type="float" office:value="18">
            <text:p>18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R4];[.S4])" office:value-type="float" office:value="-23.063658488538188">
            <text:p>−23.06365848853819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11068920000001">
            <text:p>−34.61106892</text:p>
          </table:table-cell>
          <table:table-cell table:style-name="ACE-4" office:value-type="float" office:value="19.851848140547599">
            <text:p>19.8518481405476</text:p>
          </table:table-cell>
          <table:table-cell table:style-name="ACE-4" office:value-type="float" office:value="3.2429727223760301">
            <text:p>3.2429727223760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30.7999999999993">
            <text:p>9630.8</text:p>
          </table:table-cell>
          <table:table-cell table:style-name="ACE-3" office:value-type="float" office:value="143.19999999999999">
            <text:p>143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R5];[.S5])" office:value-type="float" office:value="-23.488923512429736">
            <text:p>−23.48892351242974</text:p>
          </table:table-cell>
          <table:table-cell table:style-name="ACE-0" table:formula="of:=AVERAGE([.R5];[.S5])" office:value-type="float" office:value="11.52183459757026">
            <text:p>11.5218345975703</text:p>
          </table:table-cell>
          <table:table-cell table:style-name="ACE-0" table:formula="of:=AVERAGE([.R5];[.S5])" office:value-type="float" office:value="11.52183459757026">
            <text:p>11.5218345975703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5.010758109999998">
            <text:p>−35.01075811</text:p>
          </table:table-cell>
          <table:table-cell table:style-name="ACE-4" office:value-type="float" office:value="19.788240525002301">
            <text:p>19.7882405250023</text:p>
          </table:table-cell>
          <table:table-cell table:style-name="ACE-4" office:value-type="float" office:value="3.2554286701382198">
            <text:p>3.2554286701382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63.8999999999996">
            <text:p>9663.9</text:p>
          </table:table-cell>
          <table:table-cell table:style-name="ACE-3" office:value-type="float" office:value="23.199999999999999">
            <text:p>23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R6];[.S6])" office:value-type="float" office:value="-23.112770576977624">
            <text:p>−23.11277057697762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00819749999999">
            <text:p>−34.60081975</text:p>
          </table:table-cell>
          <table:table-cell table:style-name="ACE-4" office:value-type="float" office:value="19.7228862359432">
            <text:p>19.7228862359432</text:p>
          </table:table-cell>
          <table:table-cell table:style-name="ACE-4" office:value-type="float" office:value="3.2532121101015501">
            <text:p>3.2532121101015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7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77.8999999999996">
            <text:p>9677.9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R7];[.S7])" office:value-type="float" office:value="12.506410816885051">
            <text:p>12.50641081688505</text:p>
          </table:table-cell>
          <table:table-cell table:style-name="ACE-0" table:formula="of:=AVERAGE([.R7];[.S7])" office:value-type="float" office:value="49.803051766885048">
            <text:p>49.803051766885</text:p>
          </table:table-cell>
          <table:table-cell table:style-name="ACE-0" table:formula="of:=AVERAGE([.R7];[.S7])" office:value-type="float" office:value="49.803051766885048">
            <text:p>49.803051766885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7.296640949999997">
            <text:p>−37.29664095</text:p>
          </table:table-cell>
          <table:table-cell table:style-name="ACE-4" office:value-type="float" office:value="61.208179848617597">
            <text:p>61.2081798486176</text:p>
          </table:table-cell>
          <table:table-cell table:style-name="ACE-4" office:value-type="float" office:value="38.397923685152499">
            <text:p>38.397923685152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86.7999999999993">
            <text:p>9686.8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R8];[.S8])" office:value-type="float" office:value="-23.109188994718981">
            <text:p>−23.109188994719</text:p>
          </table:table-cell>
          <table:table-cell table:style-name="ACE-0" table:formula="of:=AVERAGE([.R8];[.S8])" office:value-type="float" office:value="11.48475603528102">
            <text:p>11.484756035281</text:p>
          </table:table-cell>
          <table:table-cell table:style-name="ACE-0" table:formula="of:=AVERAGE([.R8];[.S8])" office:value-type="float" office:value="11.48475603528102">
            <text:p>11.48475603528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4.59394503">
            <text:p>−34.6</text:p>
          </table:table-cell>
          <table:table-cell table:style-name="ACE-5" office:value-type="float" office:value="19.7143557649086">
            <text:p>19.7</text:p>
          </table:table-cell>
          <table:table-cell table:style-name="ACE-5" office:value-type="float" office:value="3.255156305653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8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749.2999999999993">
            <text:p>9749.3</text:p>
          </table:table-cell>
          <table:table-cell table:style-name="ACE-3" office:value-type="float" office:value="21.800000000000001">
            <text:p>21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R9];[.S9])" office:value-type="float" office:value="11.27499085967505">
            <text:p>11.2749908596751</text:p>
          </table:table-cell>
          <table:table-cell table:style-name="ACE-0" table:formula="of:=AVERAGE([.R9];[.S9])" office:value-type="float" office:value="49.850195569675051">
            <text:p>49.8501955696751</text:p>
          </table:table-cell>
          <table:table-cell table:style-name="ACE-0" table:formula="of:=AVERAGE([.R9];[.S9])" office:value-type="float" office:value="49.850195569675051">
            <text:p>49.850195569675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8.575204710000001">
            <text:p>−38.6</text:p>
          </table:table-cell>
          <table:table-cell table:style-name="ACE-5" office:value-type="float" office:value="61.293010698212399">
            <text:p>61.3</text:p>
          </table:table-cell>
          <table:table-cell table:style-name="ACE-5" office:value-type="float" office:value="38.4073804411376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13.2999999999993">
            <text:p>9913.3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R10];[.S10])" office:value-type="float" office:value="-25.834131906074685">
            <text:p>−25.83413190607468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602412">
            <text:p>−37.3</text:p>
          </table:table-cell>
          <table:table-cell table:style-name="ACE-5" office:value-type="float" office:value="19.722945721337801">
            <text:p>19.7</text:p>
          </table:table-cell>
          <table:table-cell table:style-name="ACE-5" office:value-type="float" office:value="3.26083870651283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25.7999999999993">
            <text:p>9925.8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R11];[.S11])" office:value-type="float" office:value="-25.819074250566281">
            <text:p>−25.8190742505663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2266069999998">
            <text:p>−37.3</text:p>
          </table:table-cell>
          <table:table-cell table:style-name="ACE-5" office:value-type="float" office:value="19.745055465716">
            <text:p>19.7</text:p>
          </table:table-cell>
          <table:table-cell table:style-name="ACE-5" office:value-type="float" office:value="3.26132817315142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2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9987.3999999999996">
            <text:p>9987.4</text:p>
          </table:table-cell>
          <table:table-cell table:style-name="ACE-3" office:value-type="float" office:value="108.09999999999999">
            <text:p>108.1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R12];[.S12])" office:value-type="float" office:value="-23.546429948923073">
            <text:p>−23.54642994892307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5.003768999999998">
            <text:p>−35.0</text:p>
          </table:table-cell>
          <table:table-cell table:style-name="ACE-5" office:value-type="float" office:value="19.657257159069399">
            <text:p>19.7</text:p>
          </table:table-cell>
          <table:table-cell table:style-name="ACE-5" office:value-type="float" office:value="3.25742094308444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R-1W_31-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002.700000000001">
            <text:p>10002.7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Pavon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R13];[.S13])" office:value-type="float" office:value="-55.048499046509704">
            <text:p>−55.0484990465097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2.599194190000006">
            <text:p>−82.6</text:p>
          </table:table-cell>
          <table:table-cell table:style-name="ACE-5" office:value-type="float" office:value="47.054985230455102">
            <text:p>47.1</text:p>
          </table:table-cell>
          <table:table-cell table:style-name="ACE-5" office:value-type="float" office:value="8.0464050565255096">
            <text:p>8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008.799999999999">
            <text:p>10008.8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R14];[.S14])" office:value-type="float" office:value="-28.123775881937078">
            <text:p>−28.1237758819371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9.597350800000001">
            <text:p>−39.6</text:p>
          </table:table-cell>
          <table:table-cell table:style-name="ACE-5" office:value-type="float" office:value="19.685831663653801">
            <text:p>19.7</text:p>
          </table:table-cell>
          <table:table-cell table:style-name="ACE-5" office:value-type="float" office:value="3.26131817247203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A-18R-1W_77-109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0077.299999999999">
            <text:p>10077.3</text:p>
          </table:table-cell>
          <table:table-cell table:style-name="ACE-3" office:value-type="float" office:value="10.9">
            <text:p>10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R15];[.S15])" office:value-type="float" office:value="-23.865889819157694">
            <text:p>−23.86588981915769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58.576824629999997">
            <text:p>−58.6</text:p>
          </table:table-cell>
          <table:table-cell table:style-name="ACE-5" office:value-type="float" office:value="63.7401819245082">
            <text:p>63.7</text:p>
          </table:table-cell>
          <table:table-cell table:style-name="ACE-5" office:value-type="float" office:value="5.6816876971764101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4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12.200000000001">
            <text:p>10212.2</text:p>
          </table:table-cell>
          <table:table-cell table:style-name="ACE-3" office:value-type="float" office:value="32.100000000000001">
            <text:p>32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]+AVERAGE([.R16];[.S16])" office:value-type="float" office:value="-34.406303690836751">
            <text:p>−34.4063036908368</text:p>
          </table:table-cell>
          <table:table-cell table:style-name="ACE-0" table:formula="of:=AVERAGE([.R16];[.S16])" office:value-type="float" office:value="11.53003584916325">
            <text:p>11.5300358491632</text:p>
          </table:table-cell>
          <table:table-cell table:style-name="ACE-0" table:formula="of:=AVERAGE([.R16];[.S16])" office:value-type="float" office:value="11.53003584916325">
            <text:p>11.530035849163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5.936339539999999">
            <text:p>−45.9</text:p>
          </table:table-cell>
          <table:table-cell table:style-name="ACE-5" office:value-type="float" office:value="19.784862098908601">
            <text:p>19.8</text:p>
          </table:table-cell>
          <table:table-cell table:style-name="ACE-5" office:value-type="float" office:value="3.275209599417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47.700000000001">
            <text:p>10247.7</text:p>
          </table:table-cell>
          <table:table-cell table:style-name="ACE-3" office:value-type="float" office:value="27.899999999999999">
            <text:p>27.9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]+AVERAGE([.R17];[.S17])" office:value-type="float" office:value="-32.426318156612652">
            <text:p>−32.4263181566127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2569735">
            <text:p>−43.9</text:p>
          </table:table-cell>
          <table:table-cell table:style-name="ACE-5" office:value-type="float" office:value="19.721232085524498">
            <text:p>19.7</text:p>
          </table:table-cell>
          <table:table-cell table:style-name="ACE-5" office:value-type="float" office:value="3.2775263012501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0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77.200000000001">
            <text:p>10277.2</text:p>
          </table:table-cell>
          <table:table-cell table:style-name="ACE-3" office:value-type="float" office:value="15">
            <text:p>15.0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]+AVERAGE([.R18];[.S18])" office:value-type="float" office:value="-21.460704980370824">
            <text:p>−21.46070498037082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1.116830669999999">
            <text:p>−41.1</text:p>
          </table:table-cell>
          <table:table-cell table:style-name="ACE-5" office:value-type="float" office:value="31.567822834316502">
            <text:p>31.6</text:p>
          </table:table-cell>
          <table:table-cell table:style-name="ACE-5" office:value-type="float" office:value="7.74442854494185">
            <text:p>7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97.9">
            <text:p>10297.9</text:p>
          </table:table-cell>
          <table:table-cell table:style-name="ACE-3" office:value-type="float" office:value="20">
            <text:p>20.0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]+AVERAGE([.R19];[.S19])" office:value-type="float" office:value="-32.0843055548631">
            <text:p>−32.0843055548631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3.610627880000003">
            <text:p>−43.6</text:p>
          </table:table-cell>
          <table:table-cell table:style-name="ACE-5" office:value-type="float" office:value="19.7798054462598">
            <text:p>19.8</text:p>
          </table:table-cell>
          <table:table-cell table:style-name="ACE-5" office:value-type="float" office:value="3.272839204014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19.200000000001">
            <text:p>10319.2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0]+AVERAGE([.R20];[.S20])" office:value-type="float" office:value="-32.414318467110384">
            <text:p>−32.41431846711038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04231019999997">
            <text:p>−43.9</text:p>
          </table:table-cell>
          <table:table-cell table:style-name="ACE-5" office:value-type="float" office:value="19.7013382523464">
            <text:p>19.7</text:p>
          </table:table-cell>
          <table:table-cell table:style-name="ACE-5" office:value-type="float" office:value="3.2784868534328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43.9">
            <text:p>10343.9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1]+AVERAGE([.R21];[.S21])" office:value-type="float" office:value="-32.477204004879127">
            <text:p>−32.4772040048791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96815490000003">
            <text:p>−44.0</text:p>
          </table:table-cell>
          <table:table-cell table:style-name="ACE-5" office:value-type="float" office:value="19.7617768786615">
            <text:p>19.8</text:p>
          </table:table-cell>
          <table:table-cell table:style-name="ACE-5" office:value-type="float" office:value="3.27744609158024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3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549.1">
            <text:p>10549.1</text:p>
          </table:table-cell>
          <table:table-cell table:style-name="ACE-3" office:value-type="float" office:value="14.6">
            <text:p>14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2]+AVERAGE([.R22];[.S22])" office:value-type="float" office:value="-34.344639831389728">
            <text:p>−34.3446398313897</text:p>
          </table:table-cell>
          <table:table-cell table:style-name="ACE-0" table:formula="of:=AVERAGE([.R22];[.S22])" office:value-type="float" office:value="11.490637608610269">
            <text:p>11.4906376086103</text:p>
          </table:table-cell>
          <table:table-cell table:style-name="ACE-0" table:formula="of:=AVERAGE([.R22];[.S22])" office:value-type="float" office:value="11.490637608610269">
            <text:p>11.490637608610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5.835277439999999">
            <text:p>−45.8</text:p>
          </table:table-cell>
          <table:table-cell table:style-name="ACE-5" office:value-type="float" office:value="19.698468041808098">
            <text:p>19.7</text:p>
          </table:table-cell>
          <table:table-cell table:style-name="ACE-5" office:value-type="float" office:value="3.28280717541244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668">
            <text:p>10668.0</text:p>
          </table:table-cell>
          <table:table-cell table:style-name="ACE-3" office:value-type="float" office:value="31.199999999999999">
            <text:p>31.2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3]+AVERAGE([.R23];[.S23])" office:value-type="float" office:value="-1.2222935084041993">
            <text:p>−1.222293508404199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6.799593309999999">
            <text:p>−46.8</text:p>
          </table:table-cell>
          <table:table-cell table:style-name="ACE-5" office:value-type="float" office:value="54.320920345596299">
            <text:p>54.3</text:p>
          </table:table-cell>
          <table:table-cell table:style-name="ACE-5" office:value-type="float" office:value="36.8336792575953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3R-1W_19-2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671.4">
            <text:p>10671.4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4]+AVERAGE([.R24];[.S24])" office:value-type="float" office:value="-49.089825817442552">
            <text:p>−49.0898258174426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798581139999996">
            <text:p>−83.8</text:p>
          </table:table-cell>
          <table:table-cell table:style-name="ACE-5" office:value-type="float" office:value="63.716505475232999">
            <text:p>63.7</text:p>
          </table:table-cell>
          <table:table-cell table:style-name="ACE-5" office:value-type="float" office:value="5.7010051698818902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4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05.1">
            <text:p>10705.1</text:p>
          </table:table-cell>
          <table:table-cell table:style-name="ACE-3" office:value-type="float" office:value="61.100000000000001">
            <text:p>61.1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5]+AVERAGE([.R25];[.S25])" office:value-type="float" office:value="1.646705386624653">
            <text:p>1.64670538662465</text:p>
          </table:table-cell>
          <table:table-cell table:style-name="ACE-0" table:formula="of:=AVERAGE([.R25];[.S25])" office:value-type="float" office:value="49.83518579662465">
            <text:p>49.8351857966246</text:p>
          </table:table-cell>
          <table:table-cell table:style-name="ACE-0" table:formula="of:=AVERAGE([.R25];[.S25])" office:value-type="float" office:value="49.83518579662465">
            <text:p>49.835185796624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8.188480409999997">
            <text:p>−48.2</text:p>
          </table:table-cell>
          <table:table-cell table:style-name="ACE-5" office:value-type="float" office:value="61.264380517156297">
            <text:p>61.3</text:p>
          </table:table-cell>
          <table:table-cell table:style-name="ACE-5" office:value-type="float" office:value="38.40599107609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65.4">
            <text:p>10765.4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6]+AVERAGE([.R26];[.S26])" office:value-type="float" office:value="-38.181554480330014">
            <text:p>−38.18155448033001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670370550000001">
            <text:p>−49.7</text:p>
          </table:table-cell>
          <table:table-cell table:style-name="ACE-5" office:value-type="float" office:value="19.686168198907499">
            <text:p>19.7</text:p>
          </table:table-cell>
          <table:table-cell table:style-name="ACE-5" office:value-type="float" office:value="3.29146394043248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25.200000000001">
            <text:p>10825.2</text:p>
          </table:table-cell>
          <table:table-cell table:style-name="ACE-3" office:value-type="float" office:value="15.199999999999999">
            <text:p>15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7]+AVERAGE([.R27];[.S27])" office:value-type="float" office:value="-38.550482932280701">
            <text:p>−38.5504829322807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0.052431429999999">
            <text:p>−50.1</text:p>
          </table:table-cell>
          <table:table-cell table:style-name="ACE-5" office:value-type="float" office:value="19.7029925455636">
            <text:p>19.7</text:p>
          </table:table-cell>
          <table:table-cell table:style-name="ACE-5" office:value-type="float" office:value="3.300904449875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0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61.4">
            <text:p>10861.4</text:p>
          </table:table-cell>
          <table:table-cell table:style-name="ACE-3" office:value-type="float" office:value="43.799999999999997">
            <text:p>43.8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8]+AVERAGE([.R28];[.S28])" office:value-type="float" office:value="-35.910877399534463">
            <text:p>−35.9108773995345</text:p>
          </table:table-cell>
          <table:table-cell table:style-name="ACE-0" table:formula="of:=AVERAGE([.R28];[.S28])" office:value-type="float" office:value="11.53071344046554">
            <text:p>11.5307134404655</text:p>
          </table:table-cell>
          <table:table-cell table:style-name="ACE-0" table:formula="of:=AVERAGE([.R28];[.S28])" office:value-type="float" office:value="11.53071344046554">
            <text:p>11.530713440465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7.441590840000003">
            <text:p>−47.4</text:p>
          </table:table-cell>
          <table:table-cell table:style-name="ACE-5" office:value-type="float" office:value="19.764429130809901">
            <text:p>19.8</text:p>
          </table:table-cell>
          <table:table-cell table:style-name="ACE-5" office:value-type="float" office:value="3.2969977501211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921.4">
            <text:p>10921.4</text:p>
          </table:table-cell>
          <table:table-cell table:style-name="ACE-3" office:value-type="float" office:value="114.7">
            <text:p>114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9]+AVERAGE([.R29];[.S29])" office:value-type="float" office:value="-38.424778516341085">
            <text:p>−38.42477851634109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923593220000001">
            <text:p>−49.9</text:p>
          </table:table-cell>
          <table:table-cell table:style-name="ACE-5" office:value-type="float" office:value="19.6884037733154">
            <text:p>19.7</text:p>
          </table:table-cell>
          <table:table-cell table:style-name="ACE-5" office:value-type="float" office:value="3.309225634002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943.700000000001">
            <text:p>10943.7</text:p>
          </table:table-cell>
          <table:table-cell table:style-name="ACE-3" office:value-type="float" office:value="32.399999999999999">
            <text:p>32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0]+AVERAGE([.R30];[.S30])" office:value-type="float" office:value="-33.051200398754958">
            <text:p>−33.051200398755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16888519999998">
            <text:p>−52.7</text:p>
          </table:table-cell>
          <table:table-cell table:style-name="ACE-5" office:value-type="float" office:value="31.559749456259102">
            <text:p>31.6</text:p>
          </table:table-cell>
          <table:table-cell table:style-name="ACE-5" office:value-type="float" office:value="7.7716267862309696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65.200000000001">
            <text:p>11065.2</text:p>
          </table:table-cell>
          <table:table-cell table:style-name="ACE-3" office:value-type="float" office:value="20.199999999999999">
            <text:p>20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1]+AVERAGE([.R31];[.S31])" office:value-type="float" office:value="-40.125289183286732">
            <text:p>−40.1252891832867</text:p>
          </table:table-cell>
          <table:table-cell table:style-name="ACE-0" table:formula="of:=AVERAGE([.R31];[.S31])" office:value-type="float" office:value="11.555156446713269">
            <text:p>11.5551564467133</text:p>
          </table:table-cell>
          <table:table-cell table:style-name="ACE-0" table:formula="of:=AVERAGE([.R31];[.S31])" office:value-type="float" office:value="11.555156446713269">
            <text:p>11.555156446713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1.680445630000001">
            <text:p>−51.7</text:p>
          </table:table-cell>
          <table:table-cell table:style-name="ACE-5" office:value-type="float" office:value="19.8042827721601">
            <text:p>19.8</text:p>
          </table:table-cell>
          <table:table-cell table:style-name="ACE-5" office:value-type="float" office:value="3.306030121266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A-12R-1W_51-5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71.6">
            <text:p>11071.6</text:p>
          </table:table-cell>
          <table:table-cell table:style-name="ACE-3" office:value-type="float" office:value="6.2000000000000002">
            <text:p>6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2]+AVERAGE([.R32];[.S32])" office:value-type="float" office:value="-37.155686421095503">
            <text:p>−37.155686421095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878513190000007">
            <text:p>−71.9</text:p>
          </table:table-cell>
          <table:table-cell table:style-name="ACE-5" office:value-type="float" office:value="63.725241520241802">
            <text:p>63.7</text:p>
          </table:table-cell>
          <table:table-cell table:style-name="ACE-5" office:value-type="float" office:value="5.7204120175671997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88.1">
            <text:p>11088.1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3]+AVERAGE([.R33];[.S33])" office:value-type="float" office:value="-41.32290606532824">
            <text:p>−41.3229060653282</text:p>
          </table:table-cell>
          <table:table-cell table:style-name="ACE-0" table:formula="of:=AVERAGE([.R33];[.S33])" office:value-type="float" office:value="11.45067515467176">
            <text:p>11.4506751546718</text:p>
          </table:table-cell>
          <table:table-cell table:style-name="ACE-0" table:formula="of:=AVERAGE([.R33];[.S33])" office:value-type="float" office:value="11.45067515467176">
            <text:p>11.450675154671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73581219999997">
            <text:p>−52.8</text:p>
          </table:table-cell>
          <table:table-cell table:style-name="ACE-5" office:value-type="float" office:value="19.5982431488267">
            <text:p>19.6</text:p>
          </table:table-cell>
          <table:table-cell table:style-name="ACE-5" office:value-type="float" office:value="3.30310716051682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0.299999999999">
            <text:p>11090.3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4]+AVERAGE([.R34];[.S34])" office:value-type="float" office:value="-41.2517393616505">
            <text:p>−41.251739361650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897380000003">
            <text:p>−52.77289738</text:p>
          </table:table-cell>
          <table:table-cell table:style-name="ACE-4" office:value-type="float" office:value="19.7305393788514">
            <text:p>19.7305393788514</text:p>
          </table:table-cell>
          <table:table-cell table:style-name="ACE-4" office:value-type="float" office:value="3.3117766578476102">
            <text:p>3.3117766578476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1.4">
            <text:p>11091.4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5]+AVERAGE([.R35];[.S35])" office:value-type="float" office:value="-41.239623853919113">
            <text:p>−41.2396238539191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592529999997">
            <text:p>−52.77259253</text:p>
          </table:table-cell>
          <table:table-cell table:style-name="ACE-4" office:value-type="float" office:value="19.760039789796899">
            <text:p>19.7600397897969</text:p>
          </table:table-cell>
          <table:table-cell table:style-name="ACE-4" office:value-type="float" office:value="3.3058975623648701">
            <text:p>3.3058975623648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B-21R-1W_0-2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98.9">
            <text:p>11098.9</text:p>
          </table:table-cell>
          <table:table-cell table:style-name="ACE-3" office:value-type="float" office:value="21.699999999999999">
            <text:p>2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6]+AVERAGE([.R36];[.S36])" office:value-type="float" office:value="-29.036004727457062">
            <text:p>−29.03600472745706</text:p>
          </table:table-cell>
          <table:table-cell table:style-name="ACE-0" table:formula="of:=AVERAGE([.R36];[.S36])" office:value-type="float" office:value="34.734330852542939">
            <text:p>34.7343308525429</text:p>
          </table:table-cell>
          <table:table-cell table:style-name="ACE-0" table:formula="of:=AVERAGE([.R36];[.S36])" office:value-type="float" office:value="34.734330852542939">
            <text:p>34.7343308525429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63.770335580000001">
            <text:p>−63.77033558</text:p>
          </table:table-cell>
          <table:table-cell table:style-name="ACE-4" office:value-type="float" office:value="63.753419427237802">
            <text:p>63.7534194272378</text:p>
          </table:table-cell>
          <table:table-cell table:style-name="ACE-4" office:value-type="float" office:value="5.7152422778480698">
            <text:p>5.7152422778480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02.1">
            <text:p>11102.1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7]+AVERAGE([.R37];[.S37])" office:value-type="float" office:value="-41.208742551257139">
            <text:p>−41.2087425512571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9371550000002">
            <text:p>−52.76937155</text:p>
          </table:table-cell>
          <table:table-cell table:style-name="ACE-4" office:value-type="float" office:value="19.818482751293999">
            <text:p>19.818482751294</text:p>
          </table:table-cell>
          <table:table-cell table:style-name="ACE-4" office:value-type="float" office:value="3.3027752461917301">
            <text:p>3.3027752461917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19.6">
            <text:p>11119.6</text:p>
          </table:table-cell>
          <table:table-cell table:style-name="ACE-3" office:value-type="float" office:value="20.399999999999999">
            <text:p>20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8]+AVERAGE([.R38];[.S38])" office:value-type="float" office:value="-41.295292543690366">
            <text:p>−41.29529254369037</text:p>
          </table:table-cell>
          <table:table-cell table:style-name="ACE-0" table:formula="of:=AVERAGE([.R38];[.S38])" office:value-type="float" office:value="11.46881539630964">
            <text:p>11.4688153963096</text:p>
          </table:table-cell>
          <table:table-cell table:style-name="ACE-0" table:formula="of:=AVERAGE([.R38];[.S38])" office:value-type="float" office:value="11.46881539630964">
            <text:p>11.468815396309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4107940000002">
            <text:p>−52.76410794</text:p>
          </table:table-cell>
          <table:table-cell table:style-name="ACE-4" office:value-type="float" office:value="19.6343317440238">
            <text:p>19.6343317440238</text:p>
          </table:table-cell>
          <table:table-cell table:style-name="ACE-4" office:value-type="float" office:value="3.3032990485954801">
            <text:p>3.3032990485954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73.700000000001">
            <text:p>11173.7</text:p>
          </table:table-cell>
          <table:table-cell table:style-name="ACE-3" office:value-type="float" office:value="72.900000000000006">
            <text:p>7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9]+AVERAGE([.R39];[.S39])" office:value-type="float" office:value="-40.009931935154022">
            <text:p>−40.009931935154</text:p>
          </table:table-cell>
          <table:table-cell table:style-name="ACE-0" table:formula="of:=AVERAGE([.R39];[.S39])" office:value-type="float" office:value="11.537957804845981">
            <text:p>11.537957804846</text:p>
          </table:table-cell>
          <table:table-cell table:style-name="ACE-0" table:formula="of:=AVERAGE([.R39];[.S39])" office:value-type="float" office:value="11.537957804845981">
            <text:p>11.537957804846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1.547889740000002">
            <text:p>−51.54788974</text:p>
          </table:table-cell>
          <table:table-cell table:style-name="ACE-4" office:value-type="float" office:value="19.7611306359317">
            <text:p>19.7611306359317</text:p>
          </table:table-cell>
          <table:table-cell table:style-name="ACE-4" office:value-type="float" office:value="3.3147849737602599">
            <text:p>3.3147849737602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17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355.200000000001">
            <text:p>11355.2</text:p>
          </table:table-cell>
          <table:table-cell table:style-name="ACE-3" office:value-type="float" office:value="26">
            <text:p>26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0]+AVERAGE([.R40];[.S40])" office:value-type="float" office:value="-18.651410399780929">
            <text:p>−18.6514103997809</text:p>
          </table:table-cell>
          <table:table-cell table:style-name="ACE-0" table:formula="of:=AVERAGE([.R40];[.S40])" office:value-type="float" office:value="34.742034560219068">
            <text:p>34.7420345602191</text:p>
          </table:table-cell>
          <table:table-cell table:style-name="ACE-0" table:formula="of:=AVERAGE([.R40];[.S40])" office:value-type="float" office:value="34.742034560219068">
            <text:p>34.7420345602191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3.393444959999997">
            <text:p>−53.39344496</text:p>
          </table:table-cell>
          <table:table-cell table:style-name="ACE-4" office:value-type="float" office:value="63.756419730995098">
            <text:p>63.7564197309951</text:p>
          </table:table-cell>
          <table:table-cell table:style-name="ACE-4" office:value-type="float" office:value="5.72764938944304">
            <text:p>5.727649389443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375.200000000001">
            <text:p>11375.2</text:p>
          </table:table-cell>
          <table:table-cell table:style-name="ACE-3" office:value-type="float" office:value="20.5">
            <text:p>20.5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1]+AVERAGE([.R41];[.S41])" office:value-type="float" office:value="-10.204974615015004">
            <text:p>−10.20497461501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5.787436270000001">
            <text:p>−55.8</text:p>
          </table:table-cell>
          <table:table-cell table:style-name="ACE-5" office:value-type="float" office:value="54.316891906389898">
            <text:p>54.3</text:p>
          </table:table-cell>
          <table:table-cell table:style-name="ACE-5" office:value-type="float" office:value="36.848031403580102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1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15.1">
            <text:p>11415.1</text:p>
          </table:table-cell>
          <table:table-cell table:style-name="ACE-3" office:value-type="float" office:value="27.5">
            <text:p>27.5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2]+AVERAGE([.R42];[.S42])" office:value-type="float" office:value="-43.218691320868601">
            <text:p>−43.2186913208686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4.775472669999999">
            <text:p>−54.8</text:p>
          </table:table-cell>
          <table:table-cell table:style-name="ACE-5" office:value-type="float" office:value="19.804907890794301">
            <text:p>19.8</text:p>
          </table:table-cell>
          <table:table-cell table:style-name="ACE-5" office:value-type="float" office:value="3.3086548074684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2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27.1">
            <text:p>11427.1</text:p>
          </table:table-cell>
          <table:table-cell table:style-name="ACE-3" office:value-type="float" office:value="38.600000000000001">
            <text:p>38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3]+AVERAGE([.R43];[.S43])" office:value-type="float" office:value="-42.087263004572073">
            <text:p>−42.0872630045721</text:p>
          </table:table-cell>
          <table:table-cell table:style-name="ACE-0" table:formula="of:=AVERAGE([.R43];[.S43])" office:value-type="float" office:value="11.48459708542793">
            <text:p>11.4845970854279</text:p>
          </table:table-cell>
          <table:table-cell table:style-name="ACE-0" table:formula="of:=AVERAGE([.R43];[.S43])" office:value-type="float" office:value="11.48459708542793">
            <text:p>11.48459708542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3.571860090000001">
            <text:p>−53.6</text:p>
          </table:table-cell>
          <table:table-cell table:style-name="ACE-5" office:value-type="float" office:value="19.646328579202901">
            <text:p>19.6</text:p>
          </table:table-cell>
          <table:table-cell table:style-name="ACE-5" office:value-type="float" office:value="3.3228655916529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7R-1W_73-8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529.200000000001">
            <text:p>11529.2</text:p>
          </table:table-cell>
          <table:table-cell table:style-name="ACE-3" office:value-type="float" office:value="16.199999999999999">
            <text:p>16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4]+AVERAGE([.R44];[.S44])" office:value-type="float" office:value="-77.11654916876121">
            <text:p>−77.1165491687612</text:p>
          </table:table-cell>
          <table:table-cell table:style-name="ACE-0" table:formula="of:=AVERAGE([.R44];[.S44])" office:value-type="float" office:value="11.52469366123878">
            <text:p>11.5246936612388</text:p>
          </table:table-cell>
          <table:table-cell table:style-name="ACE-0" table:formula="of:=AVERAGE([.R44];[.S44])" office:value-type="float" office:value="11.52469366123878">
            <text:p>11.524693661238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8.641242829999996">
            <text:p>−88.6</text:p>
          </table:table-cell>
          <table:table-cell table:style-name="ACE-5" office:value-type="float" office:value="19.721129167080001">
            <text:p>19.7</text:p>
          </table:table-cell>
          <table:table-cell table:style-name="ACE-5" office:value-type="float" office:value="3.3282581553975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591.200000000001">
            <text:p>11591.2</text:p>
          </table:table-cell>
          <table:table-cell table:style-name="ACE-3" office:value-type="float" office:value="20.699999999999999">
            <text:p>20.7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5]+AVERAGE([.R45];[.S45])" office:value-type="float" office:value="-16.183619688864397">
            <text:p>−16.1836196888644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61.722625010000002">
            <text:p>−61.72262501</text:p>
          </table:table-cell>
          <table:table-cell table:style-name="ACE-4" office:value-type="float" office:value="54.243532269258203">
            <text:p>54.2435322692582</text:p>
          </table:table-cell>
          <table:table-cell table:style-name="ACE-4" office:value-type="float" office:value="36.834478373012999">
            <text:p>36.83447837301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790.1">
            <text:p>11790.1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6]+AVERAGE([.R46];[.S46])" office:value-type="float" office:value="-38.68413867899141">
            <text:p>−38.6841386789914</text:p>
          </table:table-cell>
          <table:table-cell table:style-name="ACE-0" table:formula="of:=AVERAGE([.R46];[.S46])" office:value-type="float" office:value="19.67881941100859">
            <text:p>19.6788194110086</text:p>
          </table:table-cell>
          <table:table-cell table:style-name="ACE-0" table:formula="of:=AVERAGE([.R46];[.S46])" office:value-type="float" office:value="19.67881941100859">
            <text:p>19.678819411008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62958089999999">
            <text:p>−58.4</text:p>
          </table:table-cell>
          <table:table-cell table:style-name="ACE-5" office:value-type="float" office:value="31.574345475608101">
            <text:p>31.6</text:p>
          </table:table-cell>
          <table:table-cell table:style-name="ACE-5" office:value-type="float" office:value="7.7832933464090797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01.299999999999">
            <text:p>11801.3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7]+AVERAGE([.R47];[.S47])" office:value-type="float" office:value="-64.932332197193077">
            <text:p>−64.9323321971931</text:p>
          </table:table-cell>
          <table:table-cell table:style-name="ACE-0" table:formula="of:=AVERAGE([.R47];[.S47])" office:value-type="float" office:value="11.527289392806921">
            <text:p>11.5272893928069</text:p>
          </table:table-cell>
          <table:table-cell table:style-name="ACE-0" table:formula="of:=AVERAGE([.R47];[.S47])" office:value-type="float" office:value="11.527289392806921">
            <text:p>11.5272893928069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76.459621589999998">
            <text:p>−76.45962159</text:p>
          </table:table-cell>
          <table:table-cell table:style-name="ACE-4" office:value-type="float" office:value="19.7196843323668">
            <text:p>19.7196843323668</text:p>
          </table:table-cell>
          <table:table-cell table:style-name="ACE-4" office:value-type="float" office:value="3.3348944532470401">
            <text:p>3.334894453247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47">
            <text:p>11847.0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8]+AVERAGE([.R48];[.S48])" office:value-type="float" office:value="-64.979625301296892">
            <text:p>−64.9796253012969</text:p>
          </table:table-cell>
          <table:table-cell table:style-name="ACE-0" table:formula="of:=AVERAGE([.R48];[.S48])" office:value-type="float" office:value="11.466283538703109">
            <text:p>11.4662835387031</text:p>
          </table:table-cell>
          <table:table-cell table:style-name="ACE-0" table:formula="of:=AVERAGE([.R48];[.S48])" office:value-type="float" office:value="11.466283538703109">
            <text:p>11.46628353870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45908840000001">
            <text:p>−76.4</text:p>
          </table:table-cell>
          <table:table-cell table:style-name="ACE-5" office:value-type="float" office:value="19.590896110463198">
            <text:p>19.6</text:p>
          </table:table-cell>
          <table:table-cell table:style-name="ACE-5" office:value-type="float" office:value="3.3416709669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78.799999999999">
            <text:p>11878.8</text:p>
          </table:table-cell>
          <table:table-cell table:style-name="ACE-3" office:value-type="float" office:value="11.199999999999999">
            <text:p>11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9]+AVERAGE([.R49];[.S49])" office:value-type="float" office:value="-64.898631381331427">
            <text:p>−64.8986313813314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6366960000001">
            <text:p>−76.4</text:p>
          </table:table-cell>
          <table:table-cell table:style-name="ACE-5" office:value-type="float" office:value="19.7340956910869">
            <text:p>19.7</text:p>
          </table:table-cell>
          <table:table-cell table:style-name="ACE-5" office:value-type="float" office:value="3.34137546625025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5.5">
            <text:p>11895.5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0]+AVERAGE([.R50];[.S50])" office:value-type="float" office:value="-64.881431281343964">
            <text:p>−64.881431281344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1353040000005">
            <text:p>−76.4</text:p>
          </table:table-cell>
          <table:table-cell table:style-name="ACE-5" office:value-type="float" office:value="19.760754676953901">
            <text:p>19.8</text:p>
          </table:table-cell>
          <table:table-cell table:style-name="ACE-5" office:value-type="float" office:value="3.3390888403581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7.799999999999">
            <text:p>11897.8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1]+AVERAGE([.R51];[.S51])" office:value-type="float" office:value="-64.941622181418637">
            <text:p>−64.9416221814186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067293">
            <text:p>−76.4</text:p>
          </table:table-cell>
          <table:table-cell table:style-name="ACE-5" office:value-type="float" office:value="19.645752487648">
            <text:p>19.6</text:p>
          </table:table-cell>
          <table:table-cell table:style-name="ACE-5" office:value-type="float" office:value="3.33234900951471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9A-10R-1W_20-2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1899.4">
            <text:p>11899.4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2]+AVERAGE([.R52];[.S52])" office:value-type="float" office:value="-43.480881704185272">
            <text:p>−43.4808817041853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8.230176240000006">
            <text:p>−78.2</text:p>
          </table:table-cell>
          <table:table-cell table:style-name="ACE-5" office:value-type="float" office:value="63.731755045079801">
            <text:p>63.7</text:p>
          </table:table-cell>
          <table:table-cell table:style-name="ACE-5" office:value-type="float" office:value="5.76683402654967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935.6">
            <text:p>11935.6</text:p>
          </table:table-cell>
          <table:table-cell table:style-name="ACE-3" office:value-type="float" office:value="21">
            <text:p>21.0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3]+AVERAGE([.R53];[.S53])" office:value-type="float" office:value="-9.8709178733748573">
            <text:p>−9.87091787337486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719313640000003">
            <text:p>−59.7</text:p>
          </table:table-cell>
          <table:table-cell table:style-name="ACE-5" office:value-type="float" office:value="61.281209324283701">
            <text:p>61.3</text:p>
          </table:table-cell>
          <table:table-cell table:style-name="ACE-5" office:value-type="float" office:value="38.4155822089665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950.799999999999">
            <text:p>11950.8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4]+AVERAGE([.R54];[.S54])" office:value-type="float" office:value="-64.917867212762189">
            <text:p>−64.9178672127622</text:p>
          </table:table-cell>
          <table:table-cell table:style-name="ACE-0" table:formula="of:=AVERAGE([.R54];[.S54])" office:value-type="float" office:value="11.49688003723781">
            <text:p>11.4968800372378</text:p>
          </table:table-cell>
          <table:table-cell table:style-name="ACE-0" table:formula="of:=AVERAGE([.R54];[.S54])" office:value-type="float" office:value="11.49688003723781">
            <text:p>11.496880037237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14747250000005">
            <text:p>−76.4</text:p>
          </table:table-cell>
          <table:table-cell table:style-name="ACE-5" office:value-type="float" office:value="19.6538548005751">
            <text:p>19.7</text:p>
          </table:table-cell>
          <table:table-cell table:style-name="ACE-5" office:value-type="float" office:value="3.33990527390051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995.9">
            <text:p>11995.9</text:p>
          </table:table-cell>
          <table:table-cell table:style-name="ACE-3" office:value-type="float" office:value="45.299999999999997">
            <text:p>45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5]+AVERAGE([.R55];[.S55])" office:value-type="float" office:value="-23.550295579497188">
            <text:p>−23.55029557949719</text:p>
          </table:table-cell>
          <table:table-cell table:style-name="ACE-0" table:formula="of:=AVERAGE([.R55];[.S55])" office:value-type="float" office:value="34.75093178050281">
            <text:p>34.7509317805028</text:p>
          </table:table-cell>
          <table:table-cell table:style-name="ACE-0" table:formula="of:=AVERAGE([.R55];[.S55])" office:value-type="float" office:value="34.75093178050281">
            <text:p>34.750931780502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01227359999999">
            <text:p>−58.3</text:p>
          </table:table-cell>
          <table:table-cell table:style-name="ACE-5" office:value-type="float" office:value="63.740370151481301">
            <text:p>63.7</text:p>
          </table:table-cell>
          <table:table-cell table:style-name="ACE-5" office:value-type="float" office:value="5.7614934095243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1.6">
            <text:p>12031.6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6]+AVERAGE([.R56];[.S56])" office:value-type="float" office:value="-14.858955508060959">
            <text:p>−14.85895550806096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90526320000004">
            <text:p>−64.7</text:p>
          </table:table-cell>
          <table:table-cell table:style-name="ACE-5" office:value-type="float" office:value="61.224215271142498">
            <text:p>61.2</text:p>
          </table:table-cell>
          <table:table-cell table:style-name="ACE-5" office:value-type="float" office:value="38.4389263527355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2.1">
            <text:p>12032.1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7]+AVERAGE([.R57];[.S57])" office:value-type="float" office:value="-27.12803482037404">
            <text:p>−27.128034820374</text:p>
          </table:table-cell>
          <table:table-cell table:style-name="ACE-0" table:formula="of:=AVERAGE([.R57];[.S57])" office:value-type="float" office:value="34.762335979625959">
            <text:p>34.762335979626</text:p>
          </table:table-cell>
          <table:table-cell table:style-name="ACE-0" table:formula="of:=AVERAGE([.R57];[.S57])" office:value-type="float" office:value="34.762335979625959">
            <text:p>34.76233597962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1.890370799999999">
            <text:p>−61.9</text:p>
          </table:table-cell>
          <table:table-cell table:style-name="ACE-5" office:value-type="float" office:value="63.762376621368801">
            <text:p>63.8</text:p>
          </table:table-cell>
          <table:table-cell table:style-name="ACE-5" office:value-type="float" office:value="5.76229533788310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80.6">
            <text:p>12080.6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8]+AVERAGE([.R58];[.S58])" office:value-type="float" office:value="-9.6598387051203005">
            <text:p>−9.6598387051203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475830510000002">
            <text:p>−59.5</text:p>
          </table:table-cell>
          <table:table-cell table:style-name="ACE-5" office:value-type="float" office:value="61.210509912490302">
            <text:p>61.2</text:p>
          </table:table-cell>
          <table:table-cell table:style-name="ACE-5" office:value-type="float" office:value="38.421473697269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4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93.5">
            <text:p>12093.5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9]+AVERAGE([.R59];[.S59])" office:value-type="float" office:value="-48.16452067381033">
            <text:p>−48.1645206738103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671962479999998">
            <text:p>−59.7</text:p>
          </table:table-cell>
          <table:table-cell table:style-name="ACE-5" office:value-type="float" office:value="19.659676136729502">
            <text:p>19.7</text:p>
          </table:table-cell>
          <table:table-cell table:style-name="ACE-5" office:value-type="float" office:value="3.35520747564982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0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177.6">
            <text:p>12177.6</text:p>
          </table:table-cell>
          <table:table-cell table:style-name="ACE-3" office:value-type="float" office:value="55.399999999999999">
            <text:p>55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0]+AVERAGE([.R60];[.S60])" office:value-type="float" office:value="-47.382437707004854">
            <text:p>−47.38243770700485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046714179999995">
            <text:p>−67.0</text:p>
          </table:table-cell>
          <table:table-cell table:style-name="ACE-5" office:value-type="float" office:value="31.538355307676401">
            <text:p>31.5</text:p>
          </table:table-cell>
          <table:table-cell table:style-name="ACE-5" office:value-type="float" office:value="7.7901976383138898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12.299999999999">
            <text:p>12312.3</text:p>
          </table:table-cell>
          <table:table-cell table:style-name="ACE-3" office:value-type="float" office:value="26.300000000000001">
            <text:p>2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1]+AVERAGE([.R61];[.S61])" office:value-type="float" office:value="-26.123496372206446">
            <text:p>−26.12349637220645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906303690000001">
            <text:p>−60.9</text:p>
          </table:table-cell>
          <table:table-cell table:style-name="ACE-5" office:value-type="float" office:value="63.795765967044197">
            <text:p>63.8</text:p>
          </table:table-cell>
          <table:table-cell table:style-name="ACE-5" office:value-type="float" office:value="5.7698486685429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R-1W_36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359.299999999999">
            <text:p>12359.3</text:p>
          </table:table-cell>
          <table:table-cell table:style-name="ACE-3" office:value-type="float" office:value="16.5">
            <text:p>16.5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2]+AVERAGE([.R62];[.S62])" office:value-type="float" office:value="-40.566727901331348">
            <text:p>−40.5667279013313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92220459999993">
            <text:p>−87.6</text:p>
          </table:table-cell>
          <table:table-cell table:style-name="ACE-5" office:value-type="float" office:value="58.099483730192397">
            <text:p>58.1</text:p>
          </table:table-cell>
          <table:table-cell table:style-name="ACE-5" office:value-type="float" office:value="35.951501387144901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60.200000000001">
            <text:p>12360.2</text:p>
          </table:table-cell>
          <table:table-cell table:style-name="ACE-3" office:value-type="float" office:value="29.199999999999999">
            <text:p>29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3]+AVERAGE([.R63];[.S63])" office:value-type="float" office:value="-27.204614603880977">
            <text:p>−27.20461460388098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1.991932370000001">
            <text:p>−62.0</text:p>
          </table:table-cell>
          <table:table-cell table:style-name="ACE-5" office:value-type="float" office:value="63.790003733893798">
            <text:p>63.8</text:p>
          </table:table-cell>
          <table:table-cell table:style-name="ACE-5" office:value-type="float" office:value="5.7846317983442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72.4">
            <text:p>12372.4</text:p>
          </table:table-cell>
          <table:table-cell table:style-name="ACE-3" office:value-type="float" office:value="23.899999999999999">
            <text:p>23.9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4]+AVERAGE([.R64];[.S64])" office:value-type="float" office:value="-26.142435933774088">
            <text:p>−26.14243593377409</text:p>
          </table:table-cell>
          <table:table-cell table:style-name="ACE-0" table:formula="of:=AVERAGE([.R64];[.S64])" office:value-type="float" office:value="34.745834586225911">
            <text:p>34.7458345862259</text:p>
          </table:table-cell>
          <table:table-cell table:style-name="ACE-0" table:formula="of:=AVERAGE([.R64];[.S64])" office:value-type="float" office:value="34.745834586225911">
            <text:p>34.745834586225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888270519999999">
            <text:p>−60.9</text:p>
          </table:table-cell>
          <table:table-cell table:style-name="ACE-5" office:value-type="float" office:value="63.709487059295299">
            <text:p>63.7</text:p>
          </table:table-cell>
          <table:table-cell table:style-name="ACE-5" office:value-type="float" office:value="5.78218211315652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409.9">
            <text:p>12409.9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5]+AVERAGE([.R65];[.S65])" office:value-type="float" office:value="-29.898988812655013">
            <text:p>−29.89898881265501</text:p>
          </table:table-cell>
          <table:table-cell table:style-name="ACE-0" table:formula="of:=AVERAGE([.R65];[.S65])" office:value-type="float" office:value="34.778048147344983">
            <text:p>34.778048147345</text:p>
          </table:table-cell>
          <table:table-cell table:style-name="ACE-0" table:formula="of:=AVERAGE([.R65];[.S65])" office:value-type="float" office:value="34.778048147344983">
            <text:p>34.77804814734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77036959999995">
            <text:p>−64.7</text:p>
          </table:table-cell>
          <table:table-cell table:style-name="ACE-5" office:value-type="float" office:value="63.778933645103699">
            <text:p>63.8</text:p>
          </table:table-cell>
          <table:table-cell table:style-name="ACE-5" office:value-type="float" office:value="5.7771626495862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5R-1W_45-5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412.700000000001">
            <text:p>12412.7</text:p>
          </table:table-cell>
          <table:table-cell table:style-name="ACE-3" office:value-type="float" office:value="16.600000000000001">
            <text:p>16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6]+AVERAGE([.R66];[.S66])" office:value-type="float" office:value="-36.497151246684361">
            <text:p>−36.4971512466844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276193520000007">
            <text:p>−71.3</text:p>
          </table:table-cell>
          <table:table-cell table:style-name="ACE-5" office:value-type="float" office:value="63.785989816042097">
            <text:p>63.8</text:p>
          </table:table-cell>
          <table:table-cell table:style-name="ACE-5" office:value-type="float" office:value="5.77209473058919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2R-1W_107-11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2463.5">
            <text:p>12463.5</text:p>
          </table:table-cell>
          <table:table-cell table:style-name="ACE-3" office:value-type="float" office:value="11.300000000000001">
            <text:p>11.3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7]+AVERAGE([.R67];[.S67])" office:value-type="float" office:value="-31.524243016232944">
            <text:p>−31.52424301623294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360956909999999">
            <text:p>−81.4</text:p>
          </table:table-cell>
          <table:table-cell table:style-name="ACE-5" office:value-type="float" office:value="61.262105396296">
            <text:p>61.3</text:p>
          </table:table-cell>
          <table:table-cell table:style-name="ACE-5" office:value-type="float" office:value="38.411322391238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6R-1W_117-14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503.799999999999">
            <text:p>12503.8</text:p>
          </table:table-cell>
          <table:table-cell table:style-name="ACE-3" office:value-type="float" office:value="11.4">
            <text:p>11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8]+AVERAGE([.R68];[.S68])" office:value-type="float" office:value="-39.050491511605202">
            <text:p>−39.0504915116052</text:p>
          </table:table-cell>
          <table:table-cell table:style-name="ACE-0" table:formula="of:=AVERAGE([.R68];[.S68])" office:value-type="float" office:value="34.798378188394793">
            <text:p>34.7983781883948</text:p>
          </table:table-cell>
          <table:table-cell table:style-name="ACE-0" table:formula="of:=AVERAGE([.R68];[.S68])" office:value-type="float" office:value="34.798378188394793">
            <text:p>34.798378188394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3.848869699999995">
            <text:p>−73.8</text:p>
          </table:table-cell>
          <table:table-cell table:style-name="ACE-5" office:value-type="float" office:value="63.8090410100029">
            <text:p>63.8</text:p>
          </table:table-cell>
          <table:table-cell table:style-name="ACE-5" office:value-type="float" office:value="5.7877153667866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19">
            <text:p>12519.0</text:p>
          </table:table-cell>
          <table:table-cell table:style-name="ACE-3" office:value-type="float" office:value="44.100000000000001">
            <text:p>44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9]+AVERAGE([.R69];[.S69])" office:value-type="float" office:value="-28.788624577007525">
            <text:p>−28.78862457700752</text:p>
          </table:table-cell>
          <table:table-cell table:style-name="ACE-0" table:formula="of:=AVERAGE([.R69];[.S69])" office:value-type="float" office:value="34.755679692992473">
            <text:p>34.7556796929925</text:p>
          </table:table-cell>
          <table:table-cell table:style-name="ACE-0" table:formula="of:=AVERAGE([.R69];[.S69])" office:value-type="float" office:value="34.755679692992473">
            <text:p>34.755679692992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44304269999998">
            <text:p>−63.5</text:p>
          </table:table-cell>
          <table:table-cell table:style-name="ACE-5" office:value-type="float" office:value="63.725742518572702">
            <text:p>63.7</text:p>
          </table:table-cell>
          <table:table-cell table:style-name="ACE-5" office:value-type="float" office:value="5.78561686741224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542.9">
            <text:p>12542.9</text:p>
          </table:table-cell>
          <table:table-cell table:style-name="ACE-3" office:value-type="float" office:value="35.100000000000001">
            <text:p>35.1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0]+AVERAGE([.R70];[.S70])" office:value-type="float" office:value="-34.760134509065239">
            <text:p>−34.7601345090652</text:p>
          </table:table-cell>
          <table:table-cell table:style-name="ACE-0" table:formula="of:=AVERAGE([.R70];[.S70])" office:value-type="float" office:value="34.776985980934768">
            <text:p>34.7769859809348</text:p>
          </table:table-cell>
          <table:table-cell table:style-name="ACE-0" table:formula="of:=AVERAGE([.R70];[.S70])" office:value-type="float" office:value="34.776985980934768">
            <text:p>34.776985980934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537120490000007">
            <text:p>−69.5</text:p>
          </table:table-cell>
          <table:table-cell table:style-name="ACE-5" office:value-type="float" office:value="63.7629989952625">
            <text:p>63.8</text:p>
          </table:table-cell>
          <table:table-cell table:style-name="ACE-5" office:value-type="float" office:value="5.7909729666070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92.299999999999">
            <text:p>12592.3</text:p>
          </table:table-cell>
          <table:table-cell table:style-name="ACE-3" office:value-type="float" office:value="21.199999999999999">
            <text:p>21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1]+AVERAGE([.R71];[.S71])" office:value-type="float" office:value="-28.75040842034263">
            <text:p>−28.7504084203426</text:p>
          </table:table-cell>
          <table:table-cell table:style-name="ACE-0" table:formula="of:=AVERAGE([.R71];[.S71])" office:value-type="float" office:value="34.771907049657372">
            <text:p>34.7719070496574</text:p>
          </table:table-cell>
          <table:table-cell table:style-name="ACE-0" table:formula="of:=AVERAGE([.R71];[.S71])" office:value-type="float" office:value="34.771907049657372">
            <text:p>34.771907049657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22315470000002">
            <text:p>−63.5</text:p>
          </table:table-cell>
          <table:table-cell table:style-name="ACE-5" office:value-type="float" office:value="63.759752542548597">
            <text:p>63.8</text:p>
          </table:table-cell>
          <table:table-cell table:style-name="ACE-5" office:value-type="float" office:value="5.78406155676614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1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03.9">
            <text:p>12603.9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2]+AVERAGE([.R72];[.S72])" office:value-type="float" office:value="-34.555494020791905">
            <text:p>−34.5554940207919</text:p>
          </table:table-cell>
          <table:table-cell table:style-name="ACE-0" table:formula="of:=AVERAGE([.R72];[.S72])" office:value-type="float" office:value="34.76333524920809">
            <text:p>34.7633352492081</text:p>
          </table:table-cell>
          <table:table-cell table:style-name="ACE-0" table:formula="of:=AVERAGE([.R72];[.S72])" office:value-type="float" office:value="34.76333524920809">
            <text:p>34.763335249208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318829269999995">
            <text:p>−69.3</text:p>
          </table:table-cell>
          <table:table-cell table:style-name="ACE-5" office:value-type="float" office:value="63.732311026812098">
            <text:p>63.7</text:p>
          </table:table-cell>
          <table:table-cell table:style-name="ACE-5" office:value-type="float" office:value="5.79435947160408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28.6">
            <text:p>12628.6</text:p>
          </table:table-cell>
          <table:table-cell table:style-name="ACE-3" office:value-type="float" office:value="44.799999999999997">
            <text:p>44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3]+AVERAGE([.R73];[.S73])" office:value-type="float" office:value="-34.638034595554316">
            <text:p>−34.63803459555432</text:p>
          </table:table-cell>
          <table:table-cell table:style-name="ACE-0" table:formula="of:=AVERAGE([.R73];[.S73])" office:value-type="float" office:value="34.773371434445679">
            <text:p>34.7733714344457</text:p>
          </table:table-cell>
          <table:table-cell table:style-name="ACE-0" table:formula="of:=AVERAGE([.R73];[.S73])" office:value-type="float" office:value="34.773371434445679">
            <text:p>34.773371434445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11406029999995">
            <text:p>−69.4</text:p>
          </table:table-cell>
          <table:table-cell table:style-name="ACE-5" office:value-type="float" office:value="63.761258033252403">
            <text:p>63.8</text:p>
          </table:table-cell>
          <table:table-cell table:style-name="ACE-5" office:value-type="float" office:value="5.7854848356389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00.1">
            <text:p>12800.1</text:p>
          </table:table-cell>
          <table:table-cell table:style-name="ACE-3" office:value-type="float" office:value="40.299999999999997">
            <text:p>40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4]+AVERAGE([.R74];[.S74])" office:value-type="float" office:value="-34.984453627632604">
            <text:p>−34.9844536276326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9.759973830000007">
            <text:p>−69.8</text:p>
          </table:table-cell>
          <table:table-cell table:style-name="ACE-5" office:value-type="float" office:value="63.7643809789557">
            <text:p>63.8</text:p>
          </table:table-cell>
          <table:table-cell table:style-name="ACE-5" office:value-type="float" office:value="5.7866594257791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1.299999999999">
            <text:p>12811.3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5]+AVERAGE([.R75];[.S75])" office:value-type="float" office:value="-35.685078279695887">
            <text:p>−35.6850782796959</text:p>
          </table:table-cell>
          <table:table-cell table:style-name="ACE-0" table:formula="of:=AVERAGE([.R75];[.S75])" office:value-type="float" office:value="34.771536780304118">
            <text:p>34.7715367803041</text:p>
          </table:table-cell>
          <table:table-cell table:style-name="ACE-0" table:formula="of:=AVERAGE([.R75];[.S75])" office:value-type="float" office:value="34.771536780304118">
            <text:p>34.771536780304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456615060000004">
            <text:p>−70.5</text:p>
          </table:table-cell>
          <table:table-cell table:style-name="ACE-5" office:value-type="float" office:value="63.740822192631803">
            <text:p>63.7</text:p>
          </table:table-cell>
          <table:table-cell table:style-name="ACE-5" office:value-type="float" office:value="5.80225136797642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3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2.200000000001">
            <text:p>12812.2</text:p>
          </table:table-cell>
          <table:table-cell table:style-name="ACE-3" office:value-type="float" office:value="21.300000000000001">
            <text:p>21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6]+AVERAGE([.R76];[.S76])" office:value-type="float" office:value="-36.063180561631015">
            <text:p>−36.06318056163101</text:p>
          </table:table-cell>
          <table:table-cell table:style-name="ACE-0" table:formula="of:=AVERAGE([.R76];[.S76])" office:value-type="float" office:value="34.793172018368992">
            <text:p>34.793172018369</text:p>
          </table:table-cell>
          <table:table-cell table:style-name="ACE-0" table:formula="of:=AVERAGE([.R76];[.S76])" office:value-type="float" office:value="34.793172018368992">
            <text:p>34.79317201836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56352580000006">
            <text:p>−70.9</text:p>
          </table:table-cell>
          <table:table-cell table:style-name="ACE-5" office:value-type="float" office:value="63.783666031581603">
            <text:p>63.8</text:p>
          </table:table-cell>
          <table:table-cell table:style-name="ACE-5" office:value-type="float" office:value="5.80267800515638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823.299999999999">
            <text:p>12823.3</text:p>
          </table:table-cell>
          <table:table-cell table:style-name="ACE-3" office:value-type="float" office:value="39.799999999999997">
            <text:p>39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7]+AVERAGE([.R77];[.S77])" office:value-type="float" office:value="-15.932779293032212">
            <text:p>−15.93277929303221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5.753022400000006">
            <text:p>−65.8</text:p>
          </table:table-cell>
          <table:table-cell table:style-name="ACE-5" office:value-type="float" office:value="61.227436754152599">
            <text:p>61.2</text:p>
          </table:table-cell>
          <table:table-cell table:style-name="ACE-5" office:value-type="float" office:value="38.4130494597829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02.299999999999">
            <text:p>12902.3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8]+AVERAGE([.R78];[.S78])" office:value-type="float" office:value="-18.344327070158542">
            <text:p>−18.34432707015854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29300719999998">
            <text:p>−68.2</text:p>
          </table:table-cell>
          <table:table-cell table:style-name="ACE-5" office:value-type="float" office:value="61.288989910193102">
            <text:p>61.3</text:p>
          </table:table-cell>
          <table:table-cell table:style-name="ACE-5" office:value-type="float" office:value="38.480957389489802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70.4">
            <text:p>12970.4</text:p>
          </table:table-cell>
          <table:table-cell table:style-name="ACE-3" office:value-type="float" office:value="16.300000000000001">
            <text:p>1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9]+AVERAGE([.R79];[.S79])" office:value-type="float" office:value="-32.432534079090971">
            <text:p>−32.432534079091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208865450000005">
            <text:p>−67.2</text:p>
          </table:table-cell>
          <table:table-cell table:style-name="ACE-5" office:value-type="float" office:value="63.7503132353892">
            <text:p>63.8</text:p>
          </table:table-cell>
          <table:table-cell table:style-name="ACE-5" office:value-type="float" office:value="5.80234950642886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1.299999999999">
            <text:p>12971.3</text:p>
          </table:table-cell>
          <table:table-cell table:style-name="ACE-3" office:value-type="float" office:value="30.100000000000001">
            <text:p>30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0]+AVERAGE([.R80];[.S80])" office:value-type="float" office:value="-36.105970932414344">
            <text:p>−36.10597093241434</text:p>
          </table:table-cell>
          <table:table-cell table:style-name="ACE-0" table:formula="of:=AVERAGE([.R80];[.S80])" office:value-type="float" office:value="34.802641587585661">
            <text:p>34.8026415875857</text:p>
          </table:table-cell>
          <table:table-cell table:style-name="ACE-0" table:formula="of:=AVERAGE([.R80];[.S80])" office:value-type="float" office:value="34.802641587585661">
            <text:p>34.8026415875857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908612520000005">
            <text:p>−70.9</text:p>
          </table:table-cell>
          <table:table-cell table:style-name="ACE-5" office:value-type="float" office:value="63.796241620326398">
            <text:p>63.8</text:p>
          </table:table-cell>
          <table:table-cell table:style-name="ACE-5" office:value-type="float" office:value="5.80904155484492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6.200000000001">
            <text:p>12976.2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1]+AVERAGE([.R81];[.S81])" office:value-type="float" office:value="-22.665805414859605">
            <text:p>−22.66580541485961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07131270000005">
            <text:p>−68.2</text:p>
          </table:table-cell>
          <table:table-cell table:style-name="ACE-5" office:value-type="float" office:value="54.248157500043">
            <text:p>54.2</text:p>
          </table:table-cell>
          <table:table-cell table:style-name="ACE-5" office:value-type="float" office:value="36.8344942102378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4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83.1">
            <text:p>12983.1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2]+AVERAGE([.R82];[.S82])" office:value-type="float" office:value="-20.985939764888101">
            <text:p>−20.9859397648881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05065040000002">
            <text:p>−70.8</text:p>
          </table:table-cell>
          <table:table-cell table:style-name="ACE-5" office:value-type="float" office:value="61.2150956641105">
            <text:p>61.2</text:p>
          </table:table-cell>
          <table:table-cell table:style-name="ACE-5" office:value-type="float" office:value="38.423154886113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95.4">
            <text:p>12995.4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3]+AVERAGE([.R83];[.S83])" office:value-type="float" office:value="-34.609371713290081">
            <text:p>−34.6093717132901</text:p>
          </table:table-cell>
          <table:table-cell table:style-name="ACE-0" table:formula="of:=AVERAGE([.R83];[.S83])" office:value-type="float" office:value="34.792022456709923">
            <text:p>34.7920224567099</text:p>
          </table:table-cell>
          <table:table-cell table:style-name="ACE-0" table:formula="of:=AVERAGE([.R83];[.S83])" office:value-type="float" office:value="34.792022456709923">
            <text:p>34.79202245670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01394170000003">
            <text:p>−69.4</text:p>
          </table:table-cell>
          <table:table-cell table:style-name="ACE-5" office:value-type="float" office:value="63.768619453518198">
            <text:p>63.8</text:p>
          </table:table-cell>
          <table:table-cell table:style-name="ACE-5" office:value-type="float" office:value="5.81542545990165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007.9">
            <text:p>13007.9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4]+AVERAGE([.R84];[.S84])" office:value-type="float" office:value="-37.623075750633845">
            <text:p>−37.62307575063384</text:p>
          </table:table-cell>
          <table:table-cell table:style-name="ACE-0" table:formula="of:=AVERAGE([.R84];[.S84])" office:value-type="float" office:value="34.774542439366158">
            <text:p>34.7745424393662</text:p>
          </table:table-cell>
          <table:table-cell table:style-name="ACE-0" table:formula="of:=AVERAGE([.R84];[.S84])" office:value-type="float" office:value="34.774542439366158">
            <text:p>34.774542439366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2.397618190000003">
            <text:p>−72.4</text:p>
          </table:table-cell>
          <table:table-cell table:style-name="ACE-5" office:value-type="float" office:value="63.734686773643702">
            <text:p>63.7</text:p>
          </table:table-cell>
          <table:table-cell table:style-name="ACE-5" office:value-type="float" office:value="5.8143981050886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031.799999999999">
            <text:p>13031.8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5]+AVERAGE([.R85];[.S85])" office:value-type="float" office:value="-36.017141192262734">
            <text:p>−36.01714119226273</text:p>
          </table:table-cell>
          <table:table-cell table:style-name="ACE-0" table:formula="of:=AVERAGE([.R85];[.S85])" office:value-type="float" office:value="34.773329657737271">
            <text:p>34.7733296577373</text:p>
          </table:table-cell>
          <table:table-cell table:style-name="ACE-0" table:formula="of:=AVERAGE([.R85];[.S85])" office:value-type="float" office:value="34.773329657737271">
            <text:p>34.773329657737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790470850000005">
            <text:p>−70.8</text:p>
          </table:table-cell>
          <table:table-cell table:style-name="ACE-5" office:value-type="float" office:value="63.739131118506698">
            <text:p>63.7</text:p>
          </table:table-cell>
          <table:table-cell table:style-name="ACE-5" office:value-type="float" office:value="5.8075281969678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17.799999999999">
            <text:p>13117.8</text:p>
          </table:table-cell>
          <table:table-cell table:style-name="ACE-3" office:value-type="float" office:value="160.80000000000001">
            <text:p>160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6]+AVERAGE([.R86];[.S86])" office:value-type="float" office:value="-38.467374674568624">
            <text:p>−38.46737467456862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6465589">
            <text:p>−73.3</text:p>
          </table:table-cell>
          <table:table-cell table:style-name="ACE-5" office:value-type="float" office:value="63.771719354860799">
            <text:p>63.8</text:p>
          </table:table-cell>
          <table:table-cell table:style-name="ACE-5" office:value-type="float" office:value="5.8228430760019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41.799999999999">
            <text:p>13141.8</text:p>
          </table:table-cell>
          <table:table-cell table:style-name="ACE-3" office:value-type="float" office:value="24.399999999999999">
            <text:p>24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7]+AVERAGE([.R87];[.S87])" office:value-type="float" office:value="-38.472757489464428">
            <text:p>−38.4727574894644</text:p>
          </table:table-cell>
          <table:table-cell table:style-name="ACE-0" table:formula="of:=AVERAGE([.R87];[.S87])" office:value-type="float" office:value="34.784691310535578">
            <text:p>34.7846913105356</text:p>
          </table:table-cell>
          <table:table-cell table:style-name="ACE-0" table:formula="of:=AVERAGE([.R87];[.S87])" office:value-type="float" office:value="34.784691310535578">
            <text:p>34.784691310535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57448800000006">
            <text:p>−73.3</text:p>
          </table:table-cell>
          <table:table-cell table:style-name="ACE-5" office:value-type="float" office:value="63.758223964335798">
            <text:p>63.8</text:p>
          </table:table-cell>
          <table:table-cell table:style-name="ACE-5" office:value-type="float" office:value="5.8111586567353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172.4">
            <text:p>13172.4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8]+AVERAGE([.R88];[.S88])" office:value-type="float" office:value="-38.652827048132757">
            <text:p>−38.6528270481328</text:p>
          </table:table-cell>
          <table:table-cell table:style-name="ACE-0" table:formula="of:=AVERAGE([.R88];[.S88])" office:value-type="float" office:value="34.795467211867241">
            <text:p>34.7954672118672</text:p>
          </table:table-cell>
          <table:table-cell table:style-name="ACE-0" table:formula="of:=AVERAGE([.R88];[.S88])" office:value-type="float" office:value="34.795467211867241">
            <text:p>34.795467211867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3.448294259999997">
            <text:p>−73.4</text:p>
          </table:table-cell>
          <table:table-cell table:style-name="ACE-5" office:value-type="float" office:value="63.775729129491602">
            <text:p>63.8</text:p>
          </table:table-cell>
          <table:table-cell table:style-name="ACE-5" office:value-type="float" office:value="5.8152052942428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5R-2W_0-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205">
            <text:p>13205.0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9]+AVERAGE([.R89];[.S89])" office:value-type="float" office:value="-50.557824012176411">
            <text:p>−50.5578240121764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338490070000006">
            <text:p>−85.3</text:p>
          </table:table-cell>
          <table:table-cell table:style-name="ACE-5" office:value-type="float" office:value="63.747463570070899">
            <text:p>63.7</text:p>
          </table:table-cell>
          <table:table-cell table:style-name="ACE-5" office:value-type="float" office:value="5.81386854557629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388.1">
            <text:p>13388.1</text:p>
          </table:table-cell>
          <table:table-cell table:style-name="ACE-3" office:value-type="float" office:value="75.400000000000006">
            <text:p>7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0]+AVERAGE([.R90];[.S90])" office:value-type="float" office:value="-44.36907040659414">
            <text:p>−44.3690704065941</text:p>
          </table:table-cell>
          <table:table-cell table:style-name="ACE-0" table:formula="of:=AVERAGE([.R90];[.S90])" office:value-type="float" office:value="34.814492773405853">
            <text:p>34.8144927734059</text:p>
          </table:table-cell>
          <table:table-cell table:style-name="ACE-0" table:formula="of:=AVERAGE([.R90];[.S90])" office:value-type="float" office:value="34.814492773405853">
            <text:p>34.814492773405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9.183563179999993">
            <text:p>−79.2</text:p>
          </table:table-cell>
          <table:table-cell table:style-name="ACE-5" office:value-type="float" office:value="63.800772928798203">
            <text:p>63.8</text:p>
          </table:table-cell>
          <table:table-cell table:style-name="ACE-5" office:value-type="float" office:value="5.82821261801349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424.6">
            <text:p>13424.6</text:p>
          </table:table-cell>
          <table:table-cell table:style-name="ACE-3" office:value-type="float" office:value="24.600000000000001">
            <text:p>24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1]+AVERAGE([.R91];[.S91])" office:value-type="float" office:value="-44.175375332665368">
            <text:p>−44.1753753326654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8.972610149999994">
            <text:p>−79.0</text:p>
          </table:table-cell>
          <table:table-cell table:style-name="ACE-5" office:value-type="float" office:value="63.776152277182703">
            <text:p>63.8</text:p>
          </table:table-cell>
          <table:table-cell table:style-name="ACE-5" office:value-type="float" office:value="5.81831735748655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1W_22-3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05.4">
            <text:p>1350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2]+AVERAGE([.R92];[.S92])" office:value-type="float" office:value="-32.018026776539998">
            <text:p>−32.01802677654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848392279999999">
            <text:p>−81.8</text:p>
          </table:table-cell>
          <table:table-cell table:style-name="ACE-5" office:value-type="float" office:value="61.252926971332897">
            <text:p>61.3</text:p>
          </table:table-cell>
          <table:table-cell table:style-name="ACE-5" office:value-type="float" office:value="38.4078040355870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536">
            <text:p>13536.0</text:p>
          </table:table-cell>
          <table:table-cell table:style-name="ACE-3" office:value-type="float" office:value="31.399999999999999">
            <text:p>31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3]+AVERAGE([.R93];[.S93])" office:value-type="float" office:value="-41.620842165958308">
            <text:p>−41.6208421659583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39196850000002">
            <text:p>−76.4</text:p>
          </table:table-cell>
          <table:table-cell table:style-name="ACE-5" office:value-type="float" office:value="63.7994344006459">
            <text:p>63.8</text:p>
          </table:table-cell>
          <table:table-cell table:style-name="ACE-5" office:value-type="float" office:value="5.8372749674374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595.4">
            <text:p>1359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4]+AVERAGE([.R94];[.S94])" office:value-type="float" office:value="-49.860810355653541">
            <text:p>−49.8608103556535</text:p>
          </table:table-cell>
          <table:table-cell table:style-name="ACE-0" table:formula="of:=AVERAGE([.R94];[.S94])" office:value-type="float" office:value="49.860572114346454">
            <text:p>49.8605721143465</text:p>
          </table:table-cell>
          <table:table-cell table:style-name="ACE-0" table:formula="of:=AVERAGE([.R94];[.S94])" office:value-type="float" office:value="49.860572114346454">
            <text:p>49.86057211434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21382469999995">
            <text:p>−99.7</text:p>
          </table:table-cell>
          <table:table-cell table:style-name="ACE-5" office:value-type="float" office:value="61.297959332764499">
            <text:p>61.3</text:p>
          </table:table-cell>
          <table:table-cell table:style-name="ACE-5" office:value-type="float" office:value="38.4231848959284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4R-1W_137-1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98.9">
            <text:p>13598.9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5]+AVERAGE([.R95];[.S95])" office:value-type="float" office:value="-41.480155991582343">
            <text:p>−41.4801559915823</text:p>
          </table:table-cell>
          <table:table-cell table:style-name="ACE-0" table:formula="of:=AVERAGE([.R95];[.S95])" office:value-type="float" office:value="49.840168038417652">
            <text:p>49.8401680384177</text:p>
          </table:table-cell>
          <table:table-cell table:style-name="ACE-0" table:formula="of:=AVERAGE([.R95];[.S95])" office:value-type="float" office:value="49.840168038417652">
            <text:p>49.840168038417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1.320324029999995">
            <text:p>−91.3</text:p>
          </table:table-cell>
          <table:table-cell table:style-name="ACE-5" office:value-type="float" office:value="61.260725263386703">
            <text:p>61.3</text:p>
          </table:table-cell>
          <table:table-cell table:style-name="ACE-5" office:value-type="float" office:value="38.4196108134486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2W_112-12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05.4">
            <text:p>13605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6]+AVERAGE([.R96];[.S96])" office:value-type="float" office:value="-49.127333993281255">
            <text:p>−49.1273339932812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918393760000001">
            <text:p>−83.9</text:p>
          </table:table-cell>
          <table:table-cell table:style-name="ACE-5" office:value-type="float" office:value="63.741124551025202">
            <text:p>63.7</text:p>
          </table:table-cell>
          <table:table-cell table:style-name="ACE-5" office:value-type="float" office:value="5.84099498241229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32-3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19.5">
            <text:p>13619.5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7]+AVERAGE([.R97];[.S97])" office:value-type="float" office:value="-34.785076319008155">
            <text:p>−34.78507631900816</text:p>
          </table:table-cell>
          <table:table-cell table:style-name="ACE-0" table:formula="of:=AVERAGE([.R97];[.S97])" office:value-type="float" office:value="49.829064290991852">
            <text:p>49.8290642909919</text:p>
          </table:table-cell>
          <table:table-cell table:style-name="ACE-0" table:formula="of:=AVERAGE([.R97];[.S97])" office:value-type="float" office:value="49.829064290991852">
            <text:p>49.829064290991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4.614140610000007">
            <text:p>−84.6</text:p>
          </table:table-cell>
          <table:table-cell table:style-name="ACE-5" office:value-type="float" office:value="61.223208004410601">
            <text:p>61.2</text:p>
          </table:table-cell>
          <table:table-cell table:style-name="ACE-5" office:value-type="float" office:value="38.434920577573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621.4">
            <text:p>13621.4</text:p>
          </table:table-cell>
          <table:table-cell table:style-name="ACE-3" office:value-type="float" office:value="41.600000000000001">
            <text:p>41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8]+AVERAGE([.R98];[.S98])" office:value-type="float" office:value="-41.579475800365657">
            <text:p>−41.5794758003657</text:p>
          </table:table-cell>
          <table:table-cell table:style-name="ACE-0" table:formula="of:=AVERAGE([.R98];[.S98])" office:value-type="float" office:value="34.834092219634343">
            <text:p>34.8340922196343</text:p>
          </table:table-cell>
          <table:table-cell table:style-name="ACE-0" table:formula="of:=AVERAGE([.R98];[.S98])" office:value-type="float" office:value="34.834092219634343">
            <text:p>34.8340922196343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1356802">
            <text:p>−76.4</text:p>
          </table:table-cell>
          <table:table-cell table:style-name="ACE-5" office:value-type="float" office:value="63.828160020144303">
            <text:p>63.8</text:p>
          </table:table-cell>
          <table:table-cell table:style-name="ACE-5" office:value-type="float" office:value="5.8400244191243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661.4">
            <text:p>13661.4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9]+AVERAGE([.R99];[.S99])" office:value-type="float" office:value="-49.8911566208251">
            <text:p>−49.8911566208251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01586829999997">
            <text:p>−99.7</text:p>
          </table:table-cell>
          <table:table-cell table:style-name="ACE-5" office:value-type="float" office:value="61.234206397216902">
            <text:p>61.2</text:p>
          </table:table-cell>
          <table:table-cell table:style-name="ACE-5" office:value-type="float" office:value="38.3866540211328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46.299999999999">
            <text:p>13746.3</text:p>
          </table:table-cell>
          <table:table-cell table:style-name="ACE-3" office:value-type="float" office:value="34.799999999999997">
            <text:p>3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0]+AVERAGE([.R100];[.S100])" office:value-type="float" office:value="-47.88052469808013">
            <text:p>−47.8805246980801</text:p>
          </table:table-cell>
          <table:table-cell table:style-name="ACE-0" table:formula="of:=AVERAGE([.R100];[.S100])" office:value-type="float" office:value="34.795584941919877">
            <text:p>34.7955849419199</text:p>
          </table:table-cell>
          <table:table-cell table:style-name="ACE-0" table:formula="of:=AVERAGE([.R100];[.S100])" office:value-type="float" office:value="34.795584941919877">
            <text:p>34.79558494191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2.676109640000007">
            <text:p>−82.7</text:p>
          </table:table-cell>
          <table:table-cell table:style-name="ACE-5" office:value-type="float" office:value="63.746700812773298">
            <text:p>63.7</text:p>
          </table:table-cell>
          <table:table-cell table:style-name="ACE-5" office:value-type="float" office:value="5.84446907106644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16R-1W_55-66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3767">
            <text:p>13767.0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1]+AVERAGE([.R101];[.S101])" office:value-type="float" office:value="-65.574353771326713">
            <text:p>−65.5743537713267</text:p>
          </table:table-cell>
          <table:table-cell table:style-name="ACE-0" table:formula="of:=AVERAGE([.R101];[.S101])" office:value-type="float" office:value="34.795536128673291">
            <text:p>34.7955361286733</text:p>
          </table:table-cell>
          <table:table-cell table:style-name="ACE-0" table:formula="of:=AVERAGE([.R101];[.S101])" office:value-type="float" office:value="34.795536128673291">
            <text:p>34.79553612867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0.3698899">
            <text:p>−100.4</text:p>
          </table:table-cell>
          <table:table-cell table:style-name="ACE-5" office:value-type="float" office:value="63.756380312913898">
            <text:p>63.8</text:p>
          </table:table-cell>
          <table:table-cell table:style-name="ACE-5" office:value-type="float" office:value="5.83469194443267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68.799999999999">
            <text:p>13768.8</text:p>
          </table:table-cell>
          <table:table-cell table:style-name="ACE-3" office:value-type="float" office:value="24.800000000000001">
            <text:p>2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2]+AVERAGE([.R102];[.S102])" office:value-type="float" office:value="-46.663264760840519">
            <text:p>−46.6632647608405</text:p>
          </table:table-cell>
          <table:table-cell table:style-name="ACE-0" table:formula="of:=AVERAGE([.R102];[.S102])" office:value-type="float" office:value="34.806089599159478">
            <text:p>34.8060895991595</text:p>
          </table:table-cell>
          <table:table-cell table:style-name="ACE-0" table:formula="of:=AVERAGE([.R102];[.S102])" office:value-type="float" office:value="34.806089599159478">
            <text:p>34.806089599159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469354359999997">
            <text:p>−81.5</text:p>
          </table:table-cell>
          <table:table-cell table:style-name="ACE-5" office:value-type="float" office:value="63.760691467642097">
            <text:p>63.8</text:p>
          </table:table-cell>
          <table:table-cell table:style-name="ACE-5" office:value-type="float" office:value="5.8514877306768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140-14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770.6">
            <text:p>13770.6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Leptastrea_sp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3]+AVERAGE([.R103];[.S103])" office:value-type="float" office:value="-60.270224680306981">
            <text:p>−60.270224680307</text:p>
          </table:table-cell>
          <table:table-cell table:style-name="ACE-0" table:formula="of:=AVERAGE([.R103];[.S103])" office:value-type="float" office:value="25.39859696969302">
            <text:p>25.398596969693</text:p>
          </table:table-cell>
          <table:table-cell table:style-name="ACE-0" table:formula="of:=AVERAGE([.R103];[.S103])" office:value-type="float" office:value="25.39859696969302">
            <text:p>25.39859696969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668821649999998">
            <text:p>−85.7</text:p>
          </table:table-cell>
          <table:table-cell table:style-name="ACE-5" office:value-type="float" office:value="41.416448636985102">
            <text:p>41.4</text:p>
          </table:table-cell>
          <table:table-cell table:style-name="ACE-5" office:value-type="float" office:value="9.3807453024009408">
            <text:p>9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781.4">
            <text:p>13781.4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4]+AVERAGE([.R104];[.S104])" office:value-type="float" office:value="-40.134377157711441">
            <text:p>−40.1343771577114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65582279999995">
            <text:p>−87.2</text:p>
          </table:table-cell>
          <table:table-cell table:style-name="ACE-5" office:value-type="float" office:value="58.0858536759823">
            <text:p>58.1</text:p>
          </table:table-cell>
          <table:table-cell table:style-name="ACE-5" office:value-type="float" office:value="35.9765565685948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81.5">
            <text:p>13781.5</text:p>
          </table:table-cell>
          <table:table-cell table:style-name="ACE-3" office:value-type="float" office:value="35">
            <text:p>35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5]+AVERAGE([.R105];[.S105])" office:value-type="float" office:value="-46.347548126478586">
            <text:p>−46.34754812647859</text:p>
          </table:table-cell>
          <table:table-cell table:style-name="ACE-0" table:formula="of:=AVERAGE([.R105];[.S105])" office:value-type="float" office:value="34.81800135352141">
            <text:p>34.8180013535214</text:p>
          </table:table-cell>
          <table:table-cell table:style-name="ACE-0" table:formula="of:=AVERAGE([.R105];[.S105])" office:value-type="float" office:value="34.81800135352141">
            <text:p>34.81800135352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165549479999996">
            <text:p>−81.2</text:p>
          </table:table-cell>
          <table:table-cell table:style-name="ACE-5" office:value-type="float" office:value="63.782011263828103">
            <text:p>63.8</text:p>
          </table:table-cell>
          <table:table-cell table:style-name="ACE-5" office:value-type="float" office:value="5.8539914432147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18.6">
            <text:p>13818.6</text:p>
          </table:table-cell>
          <table:table-cell table:style-name="ACE-3" office:value-type="float" office:value="25.399999999999999">
            <text:p>2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6]+AVERAGE([.R106];[.S106])" office:value-type="float" office:value="-46.434377759688182">
            <text:p>−46.4343777596882</text:p>
          </table:table-cell>
          <table:table-cell table:style-name="ACE-0" table:formula="of:=AVERAGE([.R106];[.S106])" office:value-type="float" office:value="34.820033390311814">
            <text:p>34.8200333903118</text:p>
          </table:table-cell>
          <table:table-cell table:style-name="ACE-0" table:formula="of:=AVERAGE([.R106];[.S106])" office:value-type="float" office:value="34.820033390311814">
            <text:p>34.820033390311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254411149999996">
            <text:p>−81.3</text:p>
          </table:table-cell>
          <table:table-cell table:style-name="ACE-5" office:value-type="float" office:value="63.792810148801102">
            <text:p>63.8</text:p>
          </table:table-cell>
          <table:table-cell table:style-name="ACE-5" office:value-type="float" office:value="5.84725663182253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27.1">
            <text:p>13827.1</text:p>
          </table:table-cell>
          <table:table-cell table:style-name="ACE-3" office:value-type="float" office:value="368.5">
            <text:p>368.5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7]+AVERAGE([.R107];[.S107])" office:value-type="float" office:value="-67.751815836892902">
            <text:p>−67.751815836892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51883099999995">
            <text:p>−79.4</text:p>
          </table:table-cell>
          <table:table-cell table:style-name="ACE-5" office:value-type="float" office:value="19.756650716179099">
            <text:p>19.8</text:p>
          </table:table-cell>
          <table:table-cell table:style-name="ACE-5" office:value-type="float" office:value="3.4434838100350902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31.700000000001">
            <text:p>13831.7</text:p>
          </table:table-cell>
          <table:table-cell table:style-name="ACE-3" office:value-type="float" office:value="16.699999999999999">
            <text:p>16.7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8]+AVERAGE([.R108];[.S108])" office:value-type="float" office:value="-49.020577515047208">
            <text:p>−49.0205775150472</text:p>
          </table:table-cell>
          <table:table-cell table:style-name="ACE-0" table:formula="of:=AVERAGE([.R108];[.S108])" office:value-type="float" office:value="34.82991374495279">
            <text:p>34.8299137449528</text:p>
          </table:table-cell>
          <table:table-cell table:style-name="ACE-0" table:formula="of:=AVERAGE([.R108];[.S108])" office:value-type="float" office:value="34.82991374495279">
            <text:p>34.829913744952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850491259999998">
            <text:p>−83.9</text:p>
          </table:table-cell>
          <table:table-cell table:style-name="ACE-5" office:value-type="float" office:value="63.806146995457397">
            <text:p>63.8</text:p>
          </table:table-cell>
          <table:table-cell table:style-name="ACE-5" office:value-type="float" office:value="5.85368049444817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7.799999999999">
            <text:p>13867.8</text:p>
          </table:table-cell>
          <table:table-cell table:style-name="ACE-3" office:value-type="float" office:value="130.5">
            <text:p>130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9]+AVERAGE([.R109];[.S109])" office:value-type="float" office:value="-46.541628865890225">
            <text:p>−46.54162886589022</text:p>
          </table:table-cell>
          <table:table-cell table:style-name="ACE-0" table:formula="of:=AVERAGE([.R109];[.S109])" office:value-type="float" office:value="34.798041444109778">
            <text:p>34.7980414441098</text:p>
          </table:table-cell>
          <table:table-cell table:style-name="ACE-0" table:formula="of:=AVERAGE([.R109];[.S109])" office:value-type="float" office:value="34.798041444109778">
            <text:p>34.7980414441098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81.339670310000002">
            <text:p>−81.33967031</text:p>
          </table:table-cell>
          <table:table-cell table:style-name="ACE-4" office:value-type="float" office:value="63.740253826979">
            <text:p>63.740253826979</text:p>
          </table:table-cell>
          <table:table-cell table:style-name="ACE-4" office:value-type="float" office:value="5.8558290612405601">
            <text:p>5.8558290612405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8.9">
            <text:p>13868.9</text:p>
          </table:table-cell>
          <table:table-cell table:style-name="ACE-3" office:value-type="float" office:value="32.700000000000003">
            <text:p>3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0]+AVERAGE([.R110];[.S110])" office:value-type="float" office:value="-67.774226503739442">
            <text:p>−67.7742265037394</text:p>
          </table:table-cell>
          <table:table-cell table:style-name="ACE-0" table:formula="of:=AVERAGE([.R110];[.S110])" office:value-type="float" office:value="11.565104906260551">
            <text:p>11.5651049062606</text:p>
          </table:table-cell>
          <table:table-cell table:style-name="ACE-0" table:formula="of:=AVERAGE([.R110];[.S110])" office:value-type="float" office:value="11.565104906260551">
            <text:p>11.565104906260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933141">
            <text:p>−79.3</text:p>
          </table:table-cell>
          <table:table-cell table:style-name="ACE-5" office:value-type="float" office:value="19.7042276407286">
            <text:p>19.7</text:p>
          </table:table-cell>
          <table:table-cell table:style-name="ACE-5" office:value-type="float" office:value="3.4259821717925001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81">
            <text:p>13881.0</text:p>
          </table:table-cell>
          <table:table-cell table:style-name="ACE-3" office:value-type="float" office:value="32.200000000000003">
            <text:p>32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1]+AVERAGE([.R111];[.S111])" office:value-type="float" office:value="-67.717144729207121">
            <text:p>−67.7171447292071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5686539999998">
            <text:p>−79.3</text:p>
          </table:table-cell>
          <table:table-cell table:style-name="ACE-5" office:value-type="float" office:value="19.7950135579364">
            <text:p>19.8</text:p>
          </table:table-cell>
          <table:table-cell table:style-name="ACE-5" office:value-type="float" office:value="3.44207006364935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6R-1W_38-4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892.299999999999">
            <text:p>13892.3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2]+AVERAGE([.R112];[.S112])" office:value-type="float" office:value="-55.198939395748852">
            <text:p>−55.1989393957489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2323014">
            <text:p>−102.2</text:p>
          </table:table-cell>
          <table:table-cell table:style-name="ACE-5" office:value-type="float" office:value="58.110955001547602">
            <text:p>58.1</text:p>
          </table:table-cell>
          <table:table-cell table:style-name="ACE-5" office:value-type="float" office:value="35.955769006954696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05.5">
            <text:p>13905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3]+AVERAGE([.R113];[.S113])" office:value-type="float" office:value="-40.116756211488195">
            <text:p>−40.11675621148819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28345479999993">
            <text:p>−87.1</text:p>
          </table:table-cell>
          <table:table-cell table:style-name="ACE-5" office:value-type="float" office:value="58.074992253857602">
            <text:p>58.1</text:p>
          </table:table-cell>
          <table:table-cell table:style-name="ACE-5" office:value-type="float" office:value="35.9481862831660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7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954.299999999999">
            <text:p>13954.3</text:p>
          </table:table-cell>
          <table:table-cell table:style-name="ACE-3" office:value-type="float" office:value="31.699999999999999">
            <text:p>31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4]+AVERAGE([.R114];[.S114])" office:value-type="float" office:value="-71.825265149216875">
            <text:p>−71.8252651492169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413696160000001">
            <text:p>−83.4</text:p>
          </table:table-cell>
          <table:table-cell table:style-name="ACE-5" office:value-type="float" office:value="19.7365591024443">
            <text:p>19.7</text:p>
          </table:table-cell>
          <table:table-cell table:style-name="ACE-5" office:value-type="float" office:value="3.44030291912195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1W_23-3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90.5">
            <text:p>13990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5]+AVERAGE([.R115];[.S115])" office:value-type="float" office:value="-37.0866691358748">
            <text:p>−37.0866691358748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902838119999998">
            <text:p>−86.9</text:p>
          </table:table-cell>
          <table:table-cell table:style-name="ACE-5" office:value-type="float" office:value="61.261766883597303">
            <text:p>61.3</text:p>
          </table:table-cell>
          <table:table-cell table:style-name="ACE-5" office:value-type="float" office:value="38.3705710846531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1W_30-3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27.200000000001">
            <text:p>14027.2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Montipora_sp._(foliacious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6]+AVERAGE([.R116];[.S116])" office:value-type="float" office:value="-39.179623084811205">
            <text:p>−39.1796230848112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191840540000001">
            <text:p>−86.2</text:p>
          </table:table-cell>
          <table:table-cell table:style-name="ACE-5" office:value-type="float" office:value="58.059524302773497">
            <text:p>58.1</text:p>
          </table:table-cell>
          <table:table-cell table:style-name="ACE-5" office:value-type="float" office:value="35.964910607604097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0.200000000001">
            <text:p>14050.2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7]+AVERAGE([.R117];[.S117])" office:value-type="float" office:value="-62.865491576083166">
            <text:p>−62.86549157608317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94278">
            <text:p>−97.7</text:p>
          </table:table-cell>
          <table:table-cell table:style-name="ACE-5" office:value-type="float" office:value="63.779857653382201">
            <text:p>63.8</text:p>
          </table:table-cell>
          <table:table-cell table:style-name="ACE-5" office:value-type="float" office:value="5.85904475445147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2.9">
            <text:p>14052.9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8]+AVERAGE([.R118];[.S118])" office:value-type="float" office:value="-62.843056258945666">
            <text:p>−62.84305625894567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14156">
            <text:p>−97.7</text:p>
          </table:table-cell>
          <table:table-cell table:style-name="ACE-5" office:value-type="float" office:value="63.830180299627301">
            <text:p>63.8</text:p>
          </table:table-cell>
          <table:table-cell table:style-name="ACE-5" office:value-type="float" office:value="5.85199030248137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7R-1W_5-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154.5">
            <text:p>14154.5</text:p>
          </table:table-cell>
          <table:table-cell table:style-name="ACE-3" office:value-type="float" office:value="27.399999999999999">
            <text:p>2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9]+AVERAGE([.R119];[.S119])" office:value-type="float" office:value="-67.133209403553863">
            <text:p>−67.1332094035539</text:p>
          </table:table-cell>
          <table:table-cell table:style-name="ACE-0" table:formula="of:=AVERAGE([.R119];[.S119])" office:value-type="float" office:value="34.820436296446132">
            <text:p>34.8204362964461</text:p>
          </table:table-cell>
          <table:table-cell table:style-name="ACE-0" table:formula="of:=AVERAGE([.R119];[.S119])" office:value-type="float" office:value="34.820436296446132">
            <text:p>34.820436296446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1.9536457">
            <text:p>−102.0</text:p>
          </table:table-cell>
          <table:table-cell table:style-name="ACE-5" office:value-type="float" office:value="63.782917133466903">
            <text:p>63.8</text:p>
          </table:table-cell>
          <table:table-cell table:style-name="ACE-5" office:value-type="float" office:value="5.85795545942535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_13-2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183">
            <text:p>14183.0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0]+AVERAGE([.R120];[.S120])" office:value-type="float" office:value="-59.081680161326652">
            <text:p>−59.0816801613267</text:p>
          </table:table-cell>
          <table:table-cell table:style-name="ACE-0" table:formula="of:=AVERAGE([.R120];[.S120])" office:value-type="float" office:value="49.86340753867335">
            <text:p>49.8634075386733</text:p>
          </table:table-cell>
          <table:table-cell table:style-name="ACE-0" table:formula="of:=AVERAGE([.R120];[.S120])" office:value-type="float" office:value="49.86340753867335">
            <text:p>49.86340753867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9450877">
            <text:p>−108.9</text:p>
          </table:table-cell>
          <table:table-cell table:style-name="ACE-5" office:value-type="float" office:value="61.284365171851398">
            <text:p>61.3</text:p>
          </table:table-cell>
          <table:table-cell table:style-name="ACE-5" office:value-type="float" office:value="38.442449905495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46.700000000001">
            <text:p>14246.7</text:p>
          </table:table-cell>
          <table:table-cell table:style-name="ACE-3" office:value-type="float" office:value="11.6">
            <text:p>11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1]+AVERAGE([.R121];[.S121])" office:value-type="float" office:value="-72.189518040864158">
            <text:p>−72.1895180408642</text:p>
          </table:table-cell>
          <table:table-cell table:style-name="ACE-0" table:formula="of:=AVERAGE([.R121];[.S121])" office:value-type="float" office:value="34.836478659135842">
            <text:p>34.8364786591358</text:p>
          </table:table-cell>
          <table:table-cell table:style-name="ACE-0" table:formula="of:=AVERAGE([.R121];[.S121])" office:value-type="float" office:value="34.836478659135842">
            <text:p>34.836478659135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2599669999999">
            <text:p>−107.0</text:p>
          </table:table-cell>
          <table:table-cell table:style-name="ACE-5" office:value-type="float" office:value="63.798530785266799">
            <text:p>63.8</text:p>
          </table:table-cell>
          <table:table-cell table:style-name="ACE-5" office:value-type="float" office:value="5.87442653300488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1R-2W_0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53.4">
            <text:p>14253.4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2]+AVERAGE([.R122];[.S122])" office:value-type="float" office:value="-72.395651868026476">
            <text:p>−72.3956518680265</text:p>
          </table:table-cell>
          <table:table-cell table:style-name="ACE-0" table:formula="of:=AVERAGE([.R122];[.S122])" office:value-type="float" office:value="34.828315131973518">
            <text:p>34.8283151319735</text:p>
          </table:table-cell>
          <table:table-cell table:style-name="ACE-0" table:formula="of:=AVERAGE([.R122];[.S122])" office:value-type="float" office:value="34.828315131973518">
            <text:p>34.82831513197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223967">
            <text:p>−107.2</text:p>
          </table:table-cell>
          <table:table-cell table:style-name="ACE-5" office:value-type="float" office:value="63.783513678723899">
            <text:p>63.8</text:p>
          </table:table-cell>
          <table:table-cell table:style-name="ACE-5" office:value-type="float" office:value="5.87311658522313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11-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60.200000000001">
            <text:p>14260.2</text:p>
          </table:table-cell>
          <table:table-cell table:style-name="ACE-3" office:value-type="float" office:value="27.600000000000001">
            <text:p>2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3]+AVERAGE([.R123];[.S123])" office:value-type="float" office:value="-72.125932784964107">
            <text:p>−72.125932784964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2193020000001">
            <text:p>−106.9</text:p>
          </table:table-cell>
          <table:table-cell table:style-name="ACE-5" office:value-type="float" office:value="63.720238071747602">
            <text:p>63.7</text:p>
          </table:table-cell>
          <table:table-cell table:style-name="ACE-5" office:value-type="float" office:value="5.87175675832421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0R-1W_140-15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272.4">
            <text:p>14272.4</text:p>
          </table:table-cell>
          <table:table-cell table:style-name="ACE-3" office:value-type="float" office:value="29.699999999999999">
            <text:p>29.7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4]+AVERAGE([.R124];[.S124])" office:value-type="float" office:value="-72.088839240516478">
            <text:p>−72.0888392405165</text:p>
          </table:table-cell>
          <table:table-cell table:style-name="ACE-0" table:formula="of:=AVERAGE([.R124];[.S124])" office:value-type="float" office:value="34.82944675948351">
            <text:p>34.8294467594835</text:p>
          </table:table-cell>
          <table:table-cell table:style-name="ACE-0" table:formula="of:=AVERAGE([.R124];[.S124])" office:value-type="float" office:value="34.82944675948351">
            <text:p>34.82944675948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1828599999999">
            <text:p>−106.9</text:p>
          </table:table-cell>
          <table:table-cell table:style-name="ACE-5" office:value-type="float" office:value="63.784475137623303">
            <text:p>63.8</text:p>
          </table:table-cell>
          <table:table-cell table:style-name="ACE-5" office:value-type="float" office:value="5.8744183813437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38-4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75.200000000001">
            <text:p>14275.2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5]+AVERAGE([.R125];[.S125])" office:value-type="float" office:value="-67.787832199417068">
            <text:p>−67.7878321994171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6174504">
            <text:p>−102.6</text:p>
          </table:table-cell>
          <table:table-cell table:style-name="ACE-5" office:value-type="float" office:value="63.784865492334802">
            <text:p>63.8</text:p>
          </table:table-cell>
          <table:table-cell table:style-name="ACE-5" office:value-type="float" office:value="5.87437090883106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94.200000000001">
            <text:p>14294.2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6]+AVERAGE([.R126];[.S126])" office:value-type="float" office:value="-72.170251669776192">
            <text:p>−72.1702516697762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117432">
            <text:p>−107.0</text:p>
          </table:table-cell>
          <table:table-cell table:style-name="ACE-5" office:value-type="float" office:value="63.811168740670603">
            <text:p>63.8</text:p>
          </table:table-cell>
          <table:table-cell table:style-name="ACE-5" office:value-type="float" office:value="5.8718143197770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00.9">
            <text:p>14300.9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7]+AVERAGE([.R127];[.S127])" office:value-type="float" office:value="-37.665758871763146">
            <text:p>−37.66575887176315</text:p>
          </table:table-cell>
          <table:table-cell table:style-name="ACE-0" table:formula="of:=AVERAGE([.R127];[.S127])" office:value-type="float" office:value="49.843960098236849">
            <text:p>49.8439600982368</text:p>
          </table:table-cell>
          <table:table-cell table:style-name="ACE-0" table:formula="of:=AVERAGE([.R127];[.S127])" office:value-type="float" office:value="49.843960098236849">
            <text:p>49.843960098236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09718969999994">
            <text:p>−87.5</text:p>
          </table:table-cell>
          <table:table-cell table:style-name="ACE-5" office:value-type="float" office:value="61.256728102677201">
            <text:p>61.3</text:p>
          </table:table-cell>
          <table:table-cell table:style-name="ACE-5" office:value-type="float" office:value="38.4311920937964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8R-1W_40-5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17.200000000001">
            <text:p>14317.2</text:p>
          </table:table-cell>
          <table:table-cell table:style-name="ACE-3" office:value-type="float" office:value="33">
            <text:p>33.0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8]+AVERAGE([.R128];[.S128])" office:value-type="float" office:value="-96.617107004913848">
            <text:p>−96.6171070049138</text:p>
          </table:table-cell>
          <table:table-cell table:style-name="ACE-0" table:formula="of:=AVERAGE([.R128];[.S128])" office:value-type="float" office:value="11.58774619508616">
            <text:p>11.5877461950862</text:p>
          </table:table-cell>
          <table:table-cell table:style-name="ACE-0" table:formula="of:=AVERAGE([.R128];[.S128])" office:value-type="float" office:value="11.58774619508616">
            <text:p>11.587746195086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048532">
            <text:p>−108.2</text:p>
          </table:table-cell>
          <table:table-cell table:style-name="ACE-5" office:value-type="float" office:value="19.720257265729501">
            <text:p>19.7</text:p>
          </table:table-cell>
          <table:table-cell table:style-name="ACE-5" office:value-type="float" office:value="3.45523512444282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5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19.9">
            <text:p>14319.9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9]+AVERAGE([.R129];[.S129])" office:value-type="float" office:value="-42.470010862478091">
            <text:p>−42.4700108624781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2.304022599999996">
            <text:p>−92.3</text:p>
          </table:table-cell>
          <table:table-cell table:style-name="ACE-5" office:value-type="float" office:value="61.263923999837601">
            <text:p>61.3</text:p>
          </table:table-cell>
          <table:table-cell table:style-name="ACE-5" office:value-type="float" office:value="38.4040994752062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33.5">
            <text:p>14333.5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0]+AVERAGE([.R130];[.S130])" office:value-type="float" office:value="-37.639580843200548">
            <text:p>−37.6395808432005</text:p>
          </table:table-cell>
          <table:table-cell table:style-name="ACE-0" table:formula="of:=AVERAGE([.R130];[.S130])" office:value-type="float" office:value="49.860366436799453">
            <text:p>49.8603664367995</text:p>
          </table:table-cell>
          <table:table-cell table:style-name="ACE-0" table:formula="of:=AVERAGE([.R130];[.S130])" office:value-type="float" office:value="49.860366436799453">
            <text:p>49.860366436799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499947280000001">
            <text:p>−87.5</text:p>
          </table:table-cell>
          <table:table-cell table:style-name="ACE-5" office:value-type="float" office:value="61.281998698338903">
            <text:p>61.3</text:p>
          </table:table-cell>
          <table:table-cell table:style-name="ACE-5" office:value-type="float" office:value="38.438734175260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3R-2W_32-3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53.799999999999">
            <text:p>14353.8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1]+AVERAGE([.R131];[.S131])" office:value-type="float" office:value="-37.809880638090696">
            <text:p>−37.8098806380907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693862359999997">
            <text:p>−87.7</text:p>
          </table:table-cell>
          <table:table-cell table:style-name="ACE-5" office:value-type="float" office:value="61.307384342739603">
            <text:p>61.3</text:p>
          </table:table-cell>
          <table:table-cell table:style-name="ACE-5" office:value-type="float" office:value="38.460579101078999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7R-1W_13-19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67.5">
            <text:p>14367.5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2]+AVERAGE([.R132];[.S132])" office:value-type="float" office:value="-68.446350152353645">
            <text:p>−68.4463501523536</text:p>
          </table:table-cell>
          <table:table-cell table:style-name="ACE-0" table:formula="of:=AVERAGE([.R132];[.S132])" office:value-type="float" office:value="34.843388147646351">
            <text:p>34.8433881476464</text:p>
          </table:table-cell>
          <table:table-cell table:style-name="ACE-0" table:formula="of:=AVERAGE([.R132];[.S132])" office:value-type="float" office:value="34.843388147646351">
            <text:p>34.843388147646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2897383">
            <text:p>−103.3</text:p>
          </table:table-cell>
          <table:table-cell table:style-name="ACE-5" office:value-type="float" office:value="63.8099289326587">
            <text:p>63.8</text:p>
          </table:table-cell>
          <table:table-cell table:style-name="ACE-5" office:value-type="float" office:value="5.87684736263400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70.1">
            <text:p>14370.1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3]+AVERAGE([.R133];[.S133])" office:value-type="float" office:value="-55.827440338067944">
            <text:p>−55.82744033806794</text:p>
          </table:table-cell>
          <table:table-cell table:style-name="ACE-0" table:formula="of:=AVERAGE([.R133];[.S133])" office:value-type="float" office:value="49.861525861932051">
            <text:p>49.8615258619321</text:p>
          </table:table-cell>
          <table:table-cell table:style-name="ACE-0" table:formula="of:=AVERAGE([.R133];[.S133])" office:value-type="float" office:value="49.861525861932051">
            <text:p>49.861525861932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889662">
            <text:p>−105.7</text:p>
          </table:table-cell>
          <table:table-cell table:style-name="ACE-5" office:value-type="float" office:value="61.311396431175297">
            <text:p>61.3</text:p>
          </table:table-cell>
          <table:table-cell table:style-name="ACE-5" office:value-type="float" office:value="38.4116552926887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9R-1W_107-1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79.700000000001">
            <text:p>14379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4]+AVERAGE([.R134];[.S134])" office:value-type="float" office:value="-99.280315965357346">
            <text:p>−99.2803159653573</text:p>
          </table:table-cell>
          <table:table-cell table:style-name="ACE-0" table:formula="of:=AVERAGE([.R134];[.S134])" office:value-type="float" office:value="11.605776534642651">
            <text:p>11.6057765346427</text:p>
          </table:table-cell>
          <table:table-cell table:style-name="ACE-0" table:formula="of:=AVERAGE([.R134];[.S134])" office:value-type="float" office:value="11.605776534642651">
            <text:p>11.605776534642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860925">
            <text:p>−110.9</text:p>
          </table:table-cell>
          <table:table-cell table:style-name="ACE-5" office:value-type="float" office:value="19.756793908726401">
            <text:p>19.8</text:p>
          </table:table-cell>
          <table:table-cell table:style-name="ACE-5" office:value-type="float" office:value="3.45475916055890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B-16R-1W_39-4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86.4">
            <text:p>14386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5]+AVERAGE([.R135];[.S135])" office:value-type="float" office:value="-53.0638976401872">
            <text:p>−53.0638976401872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8840658">
            <text:p>−102.9</text:p>
          </table:table-cell>
          <table:table-cell table:style-name="ACE-5" office:value-type="float" office:value="61.194532439413301">
            <text:p>61.2</text:p>
          </table:table-cell>
          <table:table-cell table:style-name="ACE-5" office:value-type="float" office:value="38.445803880212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32-3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98.700000000001">
            <text:p>14398.7</text:p>
          </table:table-cell>
          <table:table-cell table:style-name="ACE-3" office:value-type="float" office:value="49.299999999999997">
            <text:p>49.3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6]+AVERAGE([.R136];[.S136])" office:value-type="float" office:value="-57.756496465680243">
            <text:p>−57.7564964656802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803955">
            <text:p>−104.8</text:p>
          </table:table-cell>
          <table:table-cell table:style-name="ACE-5" office:value-type="float" office:value="58.086499793607203">
            <text:p>58.1</text:p>
          </table:table-cell>
          <table:table-cell table:style-name="ACE-5" office:value-type="float" office:value="35.961298275032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09.5">
            <text:p>14409.5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7]+AVERAGE([.R137];[.S137])" office:value-type="float" office:value="-55.840888742056052">
            <text:p>−55.8408887420561</text:p>
          </table:table-cell>
          <table:table-cell table:style-name="ACE-0" table:formula="of:=AVERAGE([.R137];[.S137])" office:value-type="float" office:value="49.83624705794395">
            <text:p>49.836247057944</text:p>
          </table:table-cell>
          <table:table-cell table:style-name="ACE-0" table:formula="of:=AVERAGE([.R137];[.S137])" office:value-type="float" office:value="49.83624705794395">
            <text:p>49.83624705794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771358">
            <text:p>−105.7</text:p>
          </table:table-cell>
          <table:table-cell table:style-name="ACE-5" office:value-type="float" office:value="61.276923690101903">
            <text:p>61.3</text:p>
          </table:table-cell>
          <table:table-cell table:style-name="ACE-5" office:value-type="float" office:value="38.3955704257859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9R-1W_19-2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16.5">
            <text:p>14416.5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avona_sp._,_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8]+AVERAGE([.R138];[.S138])" office:value-type="float" office:value="-59.269095691583942">
            <text:p>−59.2690956915839</text:p>
          </table:table-cell>
          <table:table-cell table:style-name="ACE-0" table:formula="of:=AVERAGE([.R138];[.S138])" office:value-type="float" office:value="47.005945908416052">
            <text:p>47.0059459084161</text:p>
          </table:table-cell>
          <table:table-cell table:style-name="ACE-0" table:formula="of:=AVERAGE([.R138];[.S138])" office:value-type="float" office:value="47.005945908416052">
            <text:p>47.005945908416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27504159999999">
            <text:p>−106.3</text:p>
          </table:table-cell>
          <table:table-cell table:style-name="ACE-5" office:value-type="float" office:value="58.069509922531502">
            <text:p>58.1</text:p>
          </table:table-cell>
          <table:table-cell table:style-name="ACE-5" office:value-type="float" office:value="35.942381894300603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2W_64-7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23.299999999999">
            <text:p>14423.3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9]+AVERAGE([.R139];[.S139])" office:value-type="float" office:value="-58.392187609772549">
            <text:p>−58.392187609772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730152">
            <text:p>−108.3</text:p>
          </table:table-cell>
          <table:table-cell table:style-name="ACE-5" office:value-type="float" office:value="61.322783735589702">
            <text:p>61.3</text:p>
          </table:table-cell>
          <table:table-cell table:style-name="ACE-5" office:value-type="float" office:value="38.438871444865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1W_51-5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461.1">
            <text:p>1446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0]+AVERAGE([.R140];[.S140])" office:value-type="float" office:value="-56.325041294055005">
            <text:p>−56.32504129405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361659">
            <text:p>−103.4</text:p>
          </table:table-cell>
          <table:table-cell table:style-name="ACE-5" office:value-type="float" office:value="58.092159470455698">
            <text:p>58.1</text:p>
          </table:table-cell>
          <table:table-cell table:style-name="ACE-5" office:value-type="float" office:value="35.981075941434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3R-2W_15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94.4">
            <text:p>14494.4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1]+AVERAGE([.R141];[.S141])" office:value-type="float" office:value="-74.910493971583236">
            <text:p>−74.9104939715832</text:p>
          </table:table-cell>
          <table:table-cell table:style-name="ACE-0" table:formula="of:=AVERAGE([.R141];[.S141])" office:value-type="float" office:value="34.841173628416762">
            <text:p>34.8411736284168</text:p>
          </table:table-cell>
          <table:table-cell table:style-name="ACE-0" table:formula="of:=AVERAGE([.R141];[.S141])" office:value-type="float" office:value="34.841173628416762">
            <text:p>34.841173628416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9.7516676">
            <text:p>−109.8</text:p>
          </table:table-cell>
          <table:table-cell table:style-name="ACE-5" office:value-type="float" office:value="63.789503194741499">
            <text:p>63.8</text:p>
          </table:table-cell>
          <table:table-cell table:style-name="ACE-5" office:value-type="float" office:value="5.8928440620920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1W_56-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00.5">
            <text:p>14500.5</text:p>
          </table:table-cell>
          <table:table-cell table:style-name="ACE-3" office:value-type="float" office:value="27.800000000000001">
            <text:p>27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2]+AVERAGE([.R142];[.S142])" office:value-type="float" office:value="-78.322843562139582">
            <text:p>−78.3228435621396</text:p>
          </table:table-cell>
          <table:table-cell table:style-name="ACE-0" table:formula="of:=AVERAGE([.R142];[.S142])" office:value-type="float" office:value="34.827013037860418">
            <text:p>34.8270130378604</text:p>
          </table:table-cell>
          <table:table-cell table:style-name="ACE-0" table:formula="of:=AVERAGE([.R142];[.S142])" office:value-type="float" office:value="34.827013037860418">
            <text:p>34.827013037860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14985660000001">
            <text:p>−113.1</text:p>
          </table:table-cell>
          <table:table-cell table:style-name="ACE-5" office:value-type="float" office:value="63.770373149482097">
            <text:p>63.8</text:p>
          </table:table-cell>
          <table:table-cell table:style-name="ACE-5" office:value-type="float" office:value="5.8836529262387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2R-2W_59-7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22">
            <text:p>14522.0</text:p>
          </table:table-cell>
          <table:table-cell table:style-name="ACE-3" office:value-type="float" office:value="30">
            <text:p>30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3]+AVERAGE([.R143];[.S143])" office:value-type="float" office:value="-76.579768803691195">
            <text:p>−76.5797688036912</text:p>
          </table:table-cell>
          <table:table-cell table:style-name="ACE-0" table:formula="of:=AVERAGE([.R143];[.S143])" office:value-type="float" office:value="34.863622996308813">
            <text:p>34.8636229963088</text:p>
          </table:table-cell>
          <table:table-cell table:style-name="ACE-0" table:formula="of:=AVERAGE([.R143];[.S143])" office:value-type="float" office:value="34.863622996308813">
            <text:p>34.863622996308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33918">
            <text:p>−111.4</text:p>
          </table:table-cell>
          <table:table-cell table:style-name="ACE-5" office:value-type="float" office:value="63.837073692177498">
            <text:p>63.8</text:p>
          </table:table-cell>
          <table:table-cell table:style-name="ACE-5" office:value-type="float" office:value="5.89017230044013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66-7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31.9">
            <text:p>14531.9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4]+AVERAGE([.R144];[.S144])" office:value-type="float" office:value="-75.987055913325975">
            <text:p>−75.987055913326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404273">
            <text:p>−110.8</text:p>
          </table:table-cell>
          <table:table-cell table:style-name="ACE-5" office:value-type="float" office:value="63.827640961719702">
            <text:p>63.8</text:p>
          </table:table-cell>
          <table:table-cell table:style-name="ACE-5" office:value-type="float" office:value="5.87910181162837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2W_0-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5]+AVERAGE([.R145];[.S145])" office:value-type="float" office:value="-56.419534577333451">
            <text:p>−56.4195345773335</text:p>
          </table:table-cell>
          <table:table-cell table:style-name="ACE-0" table:formula="of:=AVERAGE([.R145];[.S145])" office:value-type="float" office:value="47.014364122666549">
            <text:p>47.0143641226665</text:p>
          </table:table-cell>
          <table:table-cell table:style-name="ACE-0" table:formula="of:=AVERAGE([.R145];[.S145])" office:value-type="float" office:value="47.014364122666549">
            <text:p>47.01436412266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4338987">
            <text:p>−103.4</text:p>
          </table:table-cell>
          <table:table-cell table:style-name="ACE-5" office:value-type="float" office:value="58.087171950367001">
            <text:p>58.1</text:p>
          </table:table-cell>
          <table:table-cell table:style-name="ACE-5" office:value-type="float" office:value="35.941556294966098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3R-1W_11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6]+AVERAGE([.R146];[.S146])" office:value-type="float" office:value="-101.03369968635239">
            <text:p>−101.0336996863524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6338987">
            <text:p>−112.6</text:p>
          </table:table-cell>
          <table:table-cell table:style-name="ACE-5" office:value-type="float" office:value="19.7335419035794">
            <text:p>19.7</text:p>
          </table:table-cell>
          <table:table-cell table:style-name="ACE-5" office:value-type="float" office:value="3.46685612371583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99-10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74">
            <text:p>14574.0</text:p>
          </table:table-cell>
          <table:table-cell table:style-name="ACE-3" office:value-type="float" office:value="22.100000000000001">
            <text:p>22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7]+AVERAGE([.R147];[.S147])" office:value-type="float" office:value="-76.275032697747832">
            <text:p>−76.2750326977478</text:p>
          </table:table-cell>
          <table:table-cell table:style-name="ACE-0" table:formula="of:=AVERAGE([.R147];[.S147])" office:value-type="float" office:value="34.85275290225217">
            <text:p>34.8527529022522</text:p>
          </table:table-cell>
          <table:table-cell table:style-name="ACE-0" table:formula="of:=AVERAGE([.R147];[.S147])" office:value-type="float" office:value="34.85275290225217">
            <text:p>34.852752902252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277856">
            <text:p>−111.1</text:p>
          </table:table-cell>
          <table:table-cell table:style-name="ACE-5" office:value-type="float" office:value="63.818125961971703">
            <text:p>63.8</text:p>
          </table:table-cell>
          <table:table-cell table:style-name="ACE-5" office:value-type="float" office:value="5.88737984253264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6A-36R-2W_5-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93">
            <text:p>14593.0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8]+AVERAGE([.R148];[.S148])" office:value-type="float" office:value="-79.161286277447672">
            <text:p>−79.1612862774477</text:p>
          </table:table-cell>
          <table:table-cell table:style-name="ACE-0" table:formula="of:=AVERAGE([.R148];[.S148])" office:value-type="float" office:value="34.860803722552333">
            <text:p>34.8608037225523</text:p>
          </table:table-cell>
          <table:table-cell table:style-name="ACE-0" table:formula="of:=AVERAGE([.R148];[.S148])" office:value-type="float" office:value="34.860803722552333">
            <text:p>34.860803722552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02209000000001">
            <text:p>−114.0</text:p>
          </table:table-cell>
          <table:table-cell table:style-name="ACE-5" office:value-type="float" office:value="63.828061264755199">
            <text:p>63.8</text:p>
          </table:table-cell>
          <table:table-cell table:style-name="ACE-5" office:value-type="float" office:value="5.89354618034946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65-7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0.4">
            <text:p>14620.4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9]+AVERAGE([.R149];[.S149])" office:value-type="float" office:value="-54.480871482190402">
            <text:p>−54.4808714821904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138871">
            <text:p>−104.3</text:p>
          </table:table-cell>
          <table:table-cell table:style-name="ACE-5" office:value-type="float" office:value="61.282815419456199">
            <text:p>61.3</text:p>
          </table:table-cell>
          <table:table-cell table:style-name="ACE-5" office:value-type="float" office:value="38.38321581616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4R-1W_0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9.6">
            <text:p>14629.6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0]+AVERAGE([.R150];[.S150])" office:value-type="float" office:value="-39.151441312102754">
            <text:p>−39.15144131210275</text:p>
          </table:table-cell>
          <table:table-cell table:style-name="ACE-0" table:formula="of:=AVERAGE([.R150];[.S150])" office:value-type="float" office:value="49.859678897897247">
            <text:p>49.8596788978972</text:p>
          </table:table-cell>
          <table:table-cell table:style-name="ACE-0" table:formula="of:=AVERAGE([.R150];[.S150])" office:value-type="float" office:value="49.859678897897247">
            <text:p>49.859678897897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9.011120210000001">
            <text:p>−89.0</text:p>
          </table:table-cell>
          <table:table-cell table:style-name="ACE-5" office:value-type="float" office:value="61.286409996401197">
            <text:p>61.3</text:p>
          </table:table-cell>
          <table:table-cell table:style-name="ACE-5" office:value-type="float" office:value="38.4329477993932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98-11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51.700000000001">
            <text:p>14651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1]+AVERAGE([.R151];[.S151])" office:value-type="float" office:value="-54.852816338183956">
            <text:p>−54.85281633818396</text:p>
          </table:table-cell>
          <table:table-cell table:style-name="ACE-0" table:formula="of:=AVERAGE([.R151];[.S151])" office:value-type="float" office:value="49.851688061816049">
            <text:p>49.851688061816</text:p>
          </table:table-cell>
          <table:table-cell table:style-name="ACE-0" table:formula="of:=AVERAGE([.R151];[.S151])" office:value-type="float" office:value="49.851688061816049">
            <text:p>49.85168806181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045044">
            <text:p>−104.7</text:p>
          </table:table-cell>
          <table:table-cell table:style-name="ACE-5" office:value-type="float" office:value="61.278782453061801">
            <text:p>61.3</text:p>
          </table:table-cell>
          <table:table-cell table:style-name="ACE-5" office:value-type="float" office:value="38.424593670570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7R-1W_19-28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685.700000000001">
            <text:p>14685.7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2]+AVERAGE([.R152];[.S152])" office:value-type="float" office:value="-57.375541166620195">
            <text:p>−57.3755411666202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942804">
            <text:p>−104.4</text:p>
          </table:table-cell>
          <table:table-cell table:style-name="ACE-5" office:value-type="float" office:value="58.0903760299773">
            <text:p>58.1</text:p>
          </table:table-cell>
          <table:table-cell table:style-name="ACE-5" office:value-type="float" office:value="35.9471024367823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2W_38-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697.9">
            <text:p>14697.9</text:p>
          </table:table-cell>
          <table:table-cell table:style-name="ACE-3" office:value-type="float" office:value="30.199999999999999">
            <text:p>30.2</text:p>
          </table:table-cell>
          <table:table-cell table:style-name="ACE-0" office:value-type="string">
            <text:p>Acropora_sp._(robust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3]+AVERAGE([.R153];[.S153])" office:value-type="float" office:value="-105.28421232969053">
            <text:p>−105.2842123296905</text:p>
          </table:table-cell>
          <table:table-cell table:style-name="ACE-0" table:formula="of:=AVERAGE([.R153];[.S153])" office:value-type="float" office:value="11.60641327030948">
            <text:p>11.6064132703095</text:p>
          </table:table-cell>
          <table:table-cell table:style-name="ACE-0" table:formula="of:=AVERAGE([.R153];[.S153])" office:value-type="float" office:value="11.60641327030948">
            <text:p>11.606413270309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89062560000001">
            <text:p>−116.9</text:p>
          </table:table-cell>
          <table:table-cell table:style-name="ACE-5" office:value-type="float" office:value="19.7378132583931">
            <text:p>19.7</text:p>
          </table:table-cell>
          <table:table-cell table:style-name="ACE-5" office:value-type="float" office:value="3.47501328222586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4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51.1">
            <text:p>1475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4]+AVERAGE([.R154];[.S154])" office:value-type="float" office:value="-75.253617539957617">
            <text:p>−75.2536175399576</text:p>
          </table:table-cell>
          <table:table-cell table:style-name="ACE-0" table:formula="of:=AVERAGE([.R154];[.S154])" office:value-type="float" office:value="34.821044960042393">
            <text:p>34.8210449600424</text:p>
          </table:table-cell>
          <table:table-cell table:style-name="ACE-0" table:formula="of:=AVERAGE([.R154];[.S154])" office:value-type="float" office:value="34.821044960042393">
            <text:p>34.821044960042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0746625">
            <text:p>−110.1</text:p>
          </table:table-cell>
          <table:table-cell table:style-name="ACE-5" office:value-type="float" office:value="63.7411075253248">
            <text:p>63.7</text:p>
          </table:table-cell>
          <table:table-cell table:style-name="ACE-5" office:value-type="float" office:value="5.900982394759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2W_72-7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69.1">
            <text:p>14769.1</text:p>
          </table:table-cell>
          <table:table-cell table:style-name="ACE-3" office:value-type="float" office:value="28">
            <text:p>28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5]+AVERAGE([.R155];[.S155])" office:value-type="float" office:value="-79.696441758482095">
            <text:p>−79.6964417584821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692773">
            <text:p>−114.6</text:p>
          </table:table-cell>
          <table:table-cell table:style-name="ACE-5" office:value-type="float" office:value="63.844763419836397">
            <text:p>63.8</text:p>
          </table:table-cell>
          <table:table-cell table:style-name="ACE-5" office:value-type="float" office:value="5.90090766319941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1W_28-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77.5">
            <text:p>14777.5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6]+AVERAGE([.R156];[.S156])" office:value-type="float" office:value="-80.922565856163686">
            <text:p>−80.9225658561637</text:p>
          </table:table-cell>
          <table:table-cell table:style-name="ACE-0" table:formula="of:=AVERAGE([.R156];[.S156])" office:value-type="float" office:value="34.844187243836309">
            <text:p>34.8441872438363</text:p>
          </table:table-cell>
          <table:table-cell table:style-name="ACE-0" table:formula="of:=AVERAGE([.R156];[.S156])" office:value-type="float" office:value="34.844187243836309">
            <text:p>34.844187243836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5.7667531">
            <text:p>−115.8</text:p>
          </table:table-cell>
          <table:table-cell table:style-name="ACE-5" office:value-type="float" office:value="63.791669659756501">
            <text:p>63.8</text:p>
          </table:table-cell>
          <table:table-cell table:style-name="ACE-5" office:value-type="float" office:value="5.89670482791612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78.200000000001">
            <text:p>14778.2</text:p>
          </table:table-cell>
          <table:table-cell table:style-name="ACE-3" office:value-type="float" office:value="49.5">
            <text:p>4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7]+AVERAGE([.R157];[.S157])" office:value-type="float" office:value="-78.610350390819377">
            <text:p>−78.6103503908194</text:p>
          </table:table-cell>
          <table:table-cell table:style-name="ACE-0" table:formula="of:=AVERAGE([.R157];[.S157])" office:value-type="float" office:value="34.856191709180628">
            <text:p>34.8561917091806</text:p>
          </table:table-cell>
          <table:table-cell table:style-name="ACE-0" table:formula="of:=AVERAGE([.R157];[.S157])" office:value-type="float" office:value="34.856191709180628">
            <text:p>34.856191709180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665421">
            <text:p>−113.5</text:p>
          </table:table-cell>
          <table:table-cell table:style-name="ACE-5" office:value-type="float" office:value="63.8053337263147">
            <text:p>63.8</text:p>
          </table:table-cell>
          <table:table-cell table:style-name="ACE-5" office:value-type="float" office:value="5.90704969204656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1W_0-3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0">
            <text:p>14780.0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8]+AVERAGE([.R158];[.S158])" office:value-type="float" office:value="-73.513043732983476">
            <text:p>−73.5130437329835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660045">
            <text:p>−108.4</text:p>
          </table:table-cell>
          <table:table-cell table:style-name="ACE-5" office:value-type="float" office:value="63.810159238337398">
            <text:p>63.8</text:p>
          </table:table-cell>
          <table:table-cell table:style-name="ACE-5" office:value-type="float" office:value="5.89576229569564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2W_69-7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9.5">
            <text:p>14789.5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9]+AVERAGE([.R159];[.S159])" office:value-type="float" office:value="-70.919128127057945">
            <text:p>−70.9191281270579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7631552">
            <text:p>−105.8</text:p>
          </table:table-cell>
          <table:table-cell table:style-name="ACE-5" office:value-type="float" office:value="63.780715302713702">
            <text:p>63.8</text:p>
          </table:table-cell>
          <table:table-cell table:style-name="ACE-5" office:value-type="float" office:value="5.90733884317040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69-7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06.9">
            <text:p>14806.9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0]+AVERAGE([.R160];[.S160])" office:value-type="float" office:value="-55.109023729222443">
            <text:p>−55.1090237292224</text:p>
          </table:table-cell>
          <table:table-cell table:style-name="ACE-0" table:formula="of:=AVERAGE([.R160];[.S160])" office:value-type="float" office:value="49.848920570777551">
            <text:p>49.8489205707776</text:p>
          </table:table-cell>
          <table:table-cell table:style-name="ACE-0" table:formula="of:=AVERAGE([.R160];[.S160])" office:value-type="float" office:value="49.848920570777551">
            <text:p>49.848920570777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95794429999999">
            <text:p>−105.0</text:p>
          </table:table-cell>
          <table:table-cell table:style-name="ACE-5" office:value-type="float" office:value="61.242317002693497">
            <text:p>61.2</text:p>
          </table:table-cell>
          <table:table-cell table:style-name="ACE-5" office:value-type="float" office:value="38.455524138861598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74-7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26.9">
            <text:p>14826.9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1]+AVERAGE([.R161];[.S161])" office:value-type="float" office:value="-78.382334620582952">
            <text:p>−78.382334620583</text:p>
          </table:table-cell>
          <table:table-cell table:style-name="ACE-0" table:formula="of:=AVERAGE([.R161];[.S161])" office:value-type="float" office:value="34.869601079417052">
            <text:p>34.8696010794171</text:p>
          </table:table-cell>
          <table:table-cell table:style-name="ACE-0" table:formula="of:=AVERAGE([.R161];[.S161])" office:value-type="float" office:value="34.869601079417052">
            <text:p>34.869601079417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2519357">
            <text:p>−113.3</text:p>
          </table:table-cell>
          <table:table-cell table:style-name="ACE-5" office:value-type="float" office:value="63.840886791750997">
            <text:p>63.8</text:p>
          </table:table-cell>
          <table:table-cell table:style-name="ACE-5" office:value-type="float" office:value="5.89831536708310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2W_60-7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42.6">
            <text:p>14842.6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2]+AVERAGE([.R162];[.S162])" office:value-type="float" office:value="-75.288787606893436">
            <text:p>−75.2887876068934</text:p>
          </table:table-cell>
          <table:table-cell table:style-name="ACE-0" table:formula="of:=AVERAGE([.R162];[.S162])" office:value-type="float" office:value="34.858424493106561">
            <text:p>34.8584244931066</text:p>
          </table:table-cell>
          <table:table-cell table:style-name="ACE-0" table:formula="of:=AVERAGE([.R162];[.S162])" office:value-type="float" office:value="34.858424493106561">
            <text:p>34.858424493106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1472121">
            <text:p>−110.1</text:p>
          </table:table-cell>
          <table:table-cell table:style-name="ACE-5" office:value-type="float" office:value="63.8090289748868">
            <text:p>63.8</text:p>
          </table:table-cell>
          <table:table-cell table:style-name="ACE-5" office:value-type="float" office:value="5.90782001132632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53.4">
            <text:p>14853.4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3]+AVERAGE([.R163];[.S163])" office:value-type="float" office:value="-78.61364136354004">
            <text:p>−78.61364136354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439714">
            <text:p>−113.4</text:p>
          </table:table-cell>
          <table:table-cell table:style-name="ACE-5" office:value-type="float" office:value="63.761859082734397">
            <text:p>63.8</text:p>
          </table:table-cell>
          <table:table-cell table:style-name="ACE-5" office:value-type="float" office:value="5.8988009901855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117-12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98.6">
            <text:p>14898.6</text:p>
          </table:table-cell>
          <table:table-cell table:style-name="ACE-3" office:value-type="float" office:value="17.100000000000001">
            <text:p>17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4]+AVERAGE([.R164];[.S164])" office:value-type="float" office:value="-76.287236730724544">
            <text:p>−76.2872367307245</text:p>
          </table:table-cell>
          <table:table-cell table:style-name="ACE-0" table:formula="of:=AVERAGE([.R164];[.S164])" office:value-type="float" office:value="34.843173669275451">
            <text:p>34.8431736692755</text:p>
          </table:table-cell>
          <table:table-cell table:style-name="ACE-0" table:formula="of:=AVERAGE([.R164];[.S164])" office:value-type="float" office:value="34.843173669275451">
            <text:p>34.84317366927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304104">
            <text:p>−111.1</text:p>
          </table:table-cell>
          <table:table-cell table:style-name="ACE-5" office:value-type="float" office:value="63.784978609870599">
            <text:p>63.8</text:p>
          </table:table-cell>
          <table:table-cell table:style-name="ACE-5" office:value-type="float" office:value="5.90136872868029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30">
            <text:p>14930.0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5]+AVERAGE([.R165];[.S165])" office:value-type="float" office:value="-79.492076659816178">
            <text:p>−79.4920766598162</text:p>
          </table:table-cell>
          <table:table-cell table:style-name="ACE-0" table:formula="of:=AVERAGE([.R165];[.S165])" office:value-type="float" office:value="34.828917740183819">
            <text:p>34.8289177401838</text:p>
          </table:table-cell>
          <table:table-cell table:style-name="ACE-0" table:formula="of:=AVERAGE([.R165];[.S165])" office:value-type="float" office:value="34.828917740183819">
            <text:p>34.828917740183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209944">
            <text:p>−114.3</text:p>
          </table:table-cell>
          <table:table-cell table:style-name="ACE-5" office:value-type="float" office:value="63.748640690706701">
            <text:p>63.7</text:p>
          </table:table-cell>
          <table:table-cell table:style-name="ACE-5" office:value-type="float" office:value="5.9091947896609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0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44.700000000001">
            <text:p>14944.7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6]+AVERAGE([.R166];[.S166])" office:value-type="float" office:value="-75.448668101937599">
            <text:p>−75.4486681019376</text:p>
          </table:table-cell>
          <table:table-cell table:style-name="ACE-0" table:formula="of:=AVERAGE([.R166];[.S166])" office:value-type="float" office:value="34.867929298062407">
            <text:p>34.8679292980624</text:p>
          </table:table-cell>
          <table:table-cell table:style-name="ACE-0" table:formula="of:=AVERAGE([.R166];[.S166])" office:value-type="float" office:value="34.867929298062407">
            <text:p>34.867929298062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31659740000001">
            <text:p>−110.3</text:p>
          </table:table-cell>
          <table:table-cell table:style-name="ACE-5" office:value-type="float" office:value="63.831711810289001">
            <text:p>63.8</text:p>
          </table:table-cell>
          <table:table-cell table:style-name="ACE-5" office:value-type="float" office:value="5.90414678583580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24-3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2.799999999999">
            <text:p>14972.8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7]+AVERAGE([.R167];[.S167])" office:value-type="float" office:value="-70.968923758909">
            <text:p>−70.968923758909</text:p>
          </table:table-cell>
          <table:table-cell table:style-name="ACE-0" table:formula="of:=AVERAGE([.R167];[.S167])" office:value-type="float" office:value="34.839248441091009">
            <text:p>34.839248441091</text:p>
          </table:table-cell>
          <table:table-cell table:style-name="ACE-0" table:formula="of:=AVERAGE([.R167];[.S167])" office:value-type="float" office:value="34.839248441091009">
            <text:p>34.8392484410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8081722">
            <text:p>−105.8</text:p>
          </table:table-cell>
          <table:table-cell table:style-name="ACE-5" office:value-type="float" office:value="63.763906148306802">
            <text:p>63.8</text:p>
          </table:table-cell>
          <table:table-cell table:style-name="ACE-5" office:value-type="float" office:value="5.9145907338752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6">
            <text:p>14976.0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8]+AVERAGE([.R168];[.S168])" office:value-type="float" office:value="-79.463344476008928">
            <text:p>−79.4633444760089</text:p>
          </table:table-cell>
          <table:table-cell table:style-name="ACE-0" table:formula="of:=AVERAGE([.R168];[.S168])" office:value-type="float" office:value="34.843854023991071">
            <text:p>34.8438540239911</text:p>
          </table:table-cell>
          <table:table-cell table:style-name="ACE-0" table:formula="of:=AVERAGE([.R168];[.S168])" office:value-type="float" office:value="34.843854023991071">
            <text:p>34.843854023991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071985">
            <text:p>−114.3</text:p>
          </table:table-cell>
          <table:table-cell table:style-name="ACE-5" office:value-type="float" office:value="63.783540774739599">
            <text:p>63.8</text:p>
          </table:table-cell>
          <table:table-cell table:style-name="ACE-5" office:value-type="float" office:value="5.90416727324253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6R-1W_3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7.1">
            <text:p>14977.1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9]+AVERAGE([.R169];[.S169])" office:value-type="float" office:value="-66.479882665443299">
            <text:p>−66.4798826654433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506883">
            <text:p>−113.5</text:p>
          </table:table-cell>
          <table:table-cell table:style-name="ACE-5" office:value-type="float" office:value="58.0943399876775">
            <text:p>58.1</text:p>
          </table:table-cell>
          <table:table-cell table:style-name="ACE-5" office:value-type="float" office:value="35.959660681435899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24">
            <text:p>15024.0</text:p>
          </table:table-cell>
          <table:table-cell table:style-name="ACE-3" office:value-type="float" office:value="12">
            <text:p>12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0]+AVERAGE([.R170];[.S170])" office:value-type="float" office:value="-73.56517923785745">
            <text:p>−73.5651792378574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927991">
            <text:p>−108.4</text:p>
          </table:table-cell>
          <table:table-cell table:style-name="ACE-5" office:value-type="float" office:value="63.742618981254303">
            <text:p>63.7</text:p>
          </table:table-cell>
          <table:table-cell table:style-name="ACE-5" office:value-type="float" office:value="5.9126207430308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43">
            <text:p>15043.0</text:p>
          </table:table-cell>
          <table:table-cell table:style-name="ACE-3" office:value-type="float" office:value="33.100000000000001">
            <text:p>33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1]+AVERAGE([.R171];[.S171])" office:value-type="float" office:value="-73.538806935981057">
            <text:p>−73.5388069359811</text:p>
          </table:table-cell>
          <table:table-cell table:style-name="ACE-0" table:formula="of:=AVERAGE([.R171];[.S171])" office:value-type="float" office:value="34.848297464018941">
            <text:p>34.8482974640189</text:p>
          </table:table-cell>
          <table:table-cell table:style-name="ACE-0" table:formula="of:=AVERAGE([.R171];[.S171])" office:value-type="float" office:value="34.848297464018941">
            <text:p>34.848297464018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871044">
            <text:p>−108.4</text:p>
          </table:table-cell>
          <table:table-cell table:style-name="ACE-5" office:value-type="float" office:value="63.785740194001903">
            <text:p>63.8</text:p>
          </table:table-cell>
          <table:table-cell table:style-name="ACE-5" office:value-type="float" office:value="5.9108547340359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4R-1W_22-2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79.1">
            <text:p>15179.1</text:p>
          </table:table-cell>
          <table:table-cell table:style-name="ACE-3" office:value-type="float" office:value="13.4">
            <text:p>13.4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2]+AVERAGE([.R172];[.S172])" office:value-type="float" office:value="-64.687022752919546">
            <text:p>−64.6870227529195</text:p>
          </table:table-cell>
          <table:table-cell table:style-name="ACE-0" table:formula="of:=AVERAGE([.R172];[.S172])" office:value-type="float" office:value="49.859239747080451">
            <text:p>49.8592397470805</text:p>
          </table:table-cell>
          <table:table-cell table:style-name="ACE-0" table:formula="of:=AVERAGE([.R172];[.S172])" office:value-type="float" office:value="49.859239747080451">
            <text:p>49.85923974708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462625">
            <text:p>−114.5</text:p>
          </table:table-cell>
          <table:table-cell table:style-name="ACE-5" office:value-type="float" office:value="61.291114985392397">
            <text:p>61.3</text:p>
          </table:table-cell>
          <table:table-cell table:style-name="ACE-5" office:value-type="float" office:value="38.4273645087684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3R-1W_32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86.6">
            <text:p>15186.6</text:p>
          </table:table-cell>
          <table:table-cell table:style-name="ACE-3" office:value-type="float" office:value="17.399999999999999">
            <text:p>1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3]+AVERAGE([.R173];[.S173])" office:value-type="float" office:value="-76.56765319481778">
            <text:p>−76.5676531948178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40223">
            <text:p>−111.4</text:p>
          </table:table-cell>
          <table:table-cell table:style-name="ACE-5" office:value-type="float" office:value="63.827504225654202">
            <text:p>63.8</text:p>
          </table:table-cell>
          <table:table-cell table:style-name="ACE-5" office:value-type="float" office:value="5.9252339847102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11.4">
            <text:p>15211.4</text:p>
          </table:table-cell>
          <table:table-cell table:style-name="ACE-3" office:value-type="float" office:value="33.5">
            <text:p>33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4]+AVERAGE([.R174];[.S174])" office:value-type="float" office:value="-77.459052412274403">
            <text:p>−77.4590524122744</text:p>
          </table:table-cell>
          <table:table-cell table:style-name="ACE-0" table:formula="of:=AVERAGE([.R174];[.S174])" office:value-type="float" office:value="34.877530287725591">
            <text:p>34.8775302877256</text:p>
          </table:table-cell>
          <table:table-cell table:style-name="ACE-0" table:formula="of:=AVERAGE([.R174];[.S174])" office:value-type="float" office:value="34.877530287725591">
            <text:p>34.87753028772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3658269999999">
            <text:p>−112.3</text:p>
          </table:table-cell>
          <table:table-cell table:style-name="ACE-5" office:value-type="float" office:value="63.826312816049402">
            <text:p>63.8</text:p>
          </table:table-cell>
          <table:table-cell table:style-name="ACE-5" office:value-type="float" office:value="5.9287477594017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85.1">
            <text:p>15285.1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5]+AVERAGE([.R175];[.S175])" office:value-type="float" office:value="-77.472514553239733">
            <text:p>−77.4725145532397</text:p>
          </table:table-cell>
          <table:table-cell table:style-name="ACE-0" table:formula="of:=AVERAGE([.R175];[.S175])" office:value-type="float" office:value="34.84194904676027">
            <text:p>34.8419490467603</text:p>
          </table:table-cell>
          <table:table-cell table:style-name="ACE-0" table:formula="of:=AVERAGE([.R175];[.S175])" office:value-type="float" office:value="34.84194904676027">
            <text:p>34.841949046760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144636">
            <text:p>−112.3</text:p>
          </table:table-cell>
          <table:table-cell table:style-name="ACE-5" office:value-type="float" office:value="63.763595423405498">
            <text:p>63.8</text:p>
          </table:table-cell>
          <table:table-cell table:style-name="ACE-5" office:value-type="float" office:value="5.92030267011504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1R-1W_70-7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342.799999999999">
            <text:p>15342.8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6]+AVERAGE([.R176];[.S176])" office:value-type="float" office:value="-65.875655257930902">
            <text:p>−65.8756552579309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8971495">
            <text:p>−112.9</text:p>
          </table:table-cell>
          <table:table-cell table:style-name="ACE-5" office:value-type="float" office:value="58.070288170223797">
            <text:p>58.1</text:p>
          </table:table-cell>
          <table:table-cell table:style-name="ACE-5" office:value-type="float" office:value="35.9727003139144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7R-2W_0-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551.299999999999">
            <text:p>15551.3</text:p>
          </table:table-cell>
          <table:table-cell table:style-name="ACE-3" office:value-type="float" office:value="12.800000000000001">
            <text:p>12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7]+AVERAGE([.R177];[.S177])" office:value-type="float" office:value="-79.869197691733575">
            <text:p>−79.8691976917336</text:p>
          </table:table-cell>
          <table:table-cell table:style-name="ACE-0" table:formula="of:=AVERAGE([.R177];[.S177])" office:value-type="float" office:value="34.865422408266433">
            <text:p>34.8654224082664</text:p>
          </table:table-cell>
          <table:table-cell table:style-name="ACE-0" table:formula="of:=AVERAGE([.R177];[.S177])" office:value-type="float" office:value="34.865422408266433">
            <text:p>34.865422408266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7346201">
            <text:p>−114.7</text:p>
          </table:table-cell>
          <table:table-cell table:style-name="ACE-5" office:value-type="float" office:value="63.7889794891964">
            <text:p>63.8</text:p>
          </table:table-cell>
          <table:table-cell table:style-name="ACE-5" office:value-type="float" office:value="5.94186532733646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5R-1W_16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780.200000000001">
            <text:p>15780.2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8]+AVERAGE([.R178];[.S178])" office:value-type="float" office:value="-64.037243006046353">
            <text:p>−64.0372430060464</text:p>
          </table:table-cell>
          <table:table-cell table:style-name="ACE-0" table:formula="of:=AVERAGE([.R178];[.S178])" office:value-type="float" office:value="49.828705493953649">
            <text:p>49.8287054939536</text:p>
          </table:table-cell>
          <table:table-cell table:style-name="ACE-0" table:formula="of:=AVERAGE([.R178];[.S178])" office:value-type="float" office:value="49.828705493953649">
            <text:p>49.828705493953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8659485">
            <text:p>−113.9</text:p>
          </table:table-cell>
          <table:table-cell table:style-name="ACE-5" office:value-type="float" office:value="61.237038993850497">
            <text:p>61.2</text:p>
          </table:table-cell>
          <table:table-cell table:style-name="ACE-5" office:value-type="float" office:value="38.4203719940568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051.299999999999">
            <text:p>16051.3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9]+AVERAGE([.R179];[.S179])" office:value-type="float" office:value="-66.3301138774451">
            <text:p>−66.3301138774451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84608">
            <text:p>−116.2</text:p>
          </table:table-cell>
          <table:table-cell table:style-name="ACE-5" office:value-type="float" office:value="61.273192055118997">
            <text:p>61.3</text:p>
          </table:table-cell>
          <table:table-cell table:style-name="ACE-5" office:value-type="float" office:value="38.4357961899908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157.9">
            <text:p>16157.9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0]+AVERAGE([.R180];[.S180])" office:value-type="float" office:value="-66.31846418666214">
            <text:p>−66.3184641866621</text:p>
          </table:table-cell>
          <table:table-cell table:style-name="ACE-0" table:formula="of:=AVERAGE([.R180];[.S180])" office:value-type="float" office:value="49.834174313337847">
            <text:p>49.8341743133378</text:p>
          </table:table-cell>
          <table:table-cell table:style-name="ACE-0" table:formula="of:=AVERAGE([.R180];[.S180])" office:value-type="float" office:value="49.834174313337847">
            <text:p>49.834174313337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5263849999999">
            <text:p>−116.2</text:p>
          </table:table-cell>
          <table:table-cell table:style-name="ACE-5" office:value-type="float" office:value="61.239649412466797">
            <text:p>61.2</text:p>
          </table:table-cell>
          <table:table-cell table:style-name="ACE-5" office:value-type="float" office:value="38.428699214208898">
            <text:p>38.4</text:p>
          </table:table-cell>
          <table:table-cell table:number-columns-repeated="237" table:style-name="ACE-0"/>
        </table:table-row>
        <table:table-row table:style-name="AROW-2" table:number-rows-repeated="7">
          <table:table-cell table:number-columns-repeated="256" table:style-name="ACE-0"/>
        </table:table-row>
        <table:table-row table:style-name="AROW-0" table:number-rows-repeated="6533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08T07:10:5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